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5.2951in" fo:margin-left="-0.0417in" fo:margin-top="0in" fo:margin-bottom="0in" table:align="left"/>
    </style:style>
    <style:style style:name="Table1.A" style:family="table-column">
      <style:table-column-properties style:column-width="0.7063in"/>
    </style:style>
    <style:style style:name="Table1.B" style:family="table-column">
      <style:table-column-properties style:column-width="4.5882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style:paragraph-properties fo:break-before="page"/>
      <style:text-properties officeooo:paragraph-rsid="001a63e3"/>
    </style:style>
    <style:style style:name="P2" style:family="paragraph" style:parent-style-name="Heading_20_1">
      <style:paragraph-properties fo:break-before="page"/>
      <style:text-properties officeooo:paragraph-rsid="001bd6b0"/>
    </style:style>
    <style:style style:name="P3" style:family="paragraph" style:parent-style-name="Standard">
      <style:paragraph-properties fo:margin-left="0in" fo:margin-right="0in" fo:orphans="2" fo:widows="2" fo:text-indent="0in" style:auto-text-indent="false"/>
      <style:text-properties officeooo:paragraph-rsid="0019a978"/>
    </style:style>
    <style:style style:name="P4" style:family="paragraph" style:parent-style-name="Standard">
      <style:paragraph-properties fo:margin-left="0in" fo:margin-right="0in" fo:orphans="2" fo:widows="2" fo:text-indent="0in" style:auto-text-indent="false"/>
      <style:text-properties officeooo:paragraph-rsid="001a63e3"/>
    </style:style>
    <style:style style:name="P5" style:family="paragraph" style:parent-style-name="Standard">
      <style:paragraph-properties fo:margin-left="0in" fo:margin-right="0in" fo:orphans="2" fo:widows="2" fo:text-indent="0in" style:auto-text-indent="false"/>
      <style:text-properties officeooo:paragraph-rsid="001bd6b0"/>
    </style:style>
    <style:style style:name="P6" style:family="paragraph" style:parent-style-name="Standard">
      <style:paragraph-properties fo:margin-left="0in" fo:margin-right="0in" fo:orphans="2" fo:widows="2" fo:text-indent="0in" style:auto-text-indent="false"/>
      <style:text-properties officeooo:rsid="0019a978" officeooo:paragraph-rsid="0019a978"/>
    </style:style>
    <style:style style:name="P7" style:family="paragraph" style:parent-style-name="Standard">
      <style:paragraph-properties fo:margin-left="0in" fo:margin-right="0in" fo:orphans="2" fo:widows="2" fo:text-indent="0in" style:auto-text-indent="false"/>
      <style:text-properties officeooo:rsid="001a63e3" officeooo:paragraph-rsid="001a63e3"/>
    </style:style>
    <style:style style:name="P8" style:family="paragraph" style:parent-style-name="Text_20_body">
      <style:text-properties officeooo:rsid="001a63e3" officeooo:paragraph-rsid="001a63e3"/>
    </style:style>
    <style:style style:name="P9" style:family="paragraph" style:parent-style-name="Text_20_body">
      <style:text-properties officeooo:rsid="001a63e3" officeooo:paragraph-rsid="001bd6b0"/>
    </style:style>
    <style:style style:name="P10" style:family="paragraph" style:parent-style-name="Text_20_body">
      <style:text-properties officeooo:rsid="001a63e3" officeooo:paragraph-rsid="00233417"/>
    </style:style>
    <style:style style:name="P11" style:family="paragraph" style:parent-style-name="Standard">
      <style:paragraph-properties fo:margin-left="0in" fo:margin-right="0in" fo:orphans="2" fo:widows="2" fo:text-indent="0in" style:auto-text-indent="false"/>
      <style:text-properties officeooo:rsid="001bd6b0" officeooo:paragraph-rsid="001bd6b0"/>
    </style:style>
    <style:style style:name="P12" style:family="paragraph" style:parent-style-name="Text_20_body">
      <style:text-properties fo:font-variant="normal" fo:text-transform="none" fo:color="#0f0f0f" loext:opacity="100%" style:font-name="Roboto" fo:font-size="10.5pt" fo:letter-spacing="normal" fo:font-style="normal" fo:font-weight="normal" officeooo:rsid="001a63e3" officeooo:paragraph-rsid="001bd6b0"/>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bd6b0"/>
    </style:style>
    <style:style style:name="P1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a63e3"/>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233417"/>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1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1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a63e3"/>
    </style:style>
    <style:style style:name="P1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bd6b0"/>
    </style:style>
    <style:style style:name="P2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233417"/>
    </style:style>
    <style:style style:name="P21" style:family="paragraph" style:parent-style-name="Title">
      <style:text-properties style:font-name="Liberation Sans" fo:font-size="28pt" officeooo:paragraph-rsid="0026b8a9" style:font-size-asian="28pt" style:font-size-complex="28pt"/>
    </style:style>
    <style:style style:name="P22" style:family="paragraph" style:parent-style-name="Heading_20_2">
      <style:text-properties officeooo:paragraph-rsid="001a63e3"/>
    </style:style>
    <style:style style:name="P23" style:family="paragraph" style:parent-style-name="Heading_20_2">
      <style:text-properties officeooo:paragraph-rsid="001bd6b0"/>
    </style:style>
    <style:style style:name="P24" style:family="paragraph" style:parent-style-name="Heading_20_2">
      <style:text-properties officeooo:paragraph-rsid="00233417"/>
    </style:style>
    <style:style style:name="P25" style:family="paragraph" style:parent-style-name="Heading_20_2">
      <style:text-properties fo:font-variant="normal" fo:text-transform="none" fo:color="#0f0f0f" loext:opacity="100%" style:font-name="Roboto" fo:font-size="10.5pt" fo:letter-spacing="normal" fo:font-style="normal" fo:font-weight="normal" officeooo:rsid="001a63e3" officeooo:paragraph-rsid="001bd6b0"/>
    </style:style>
    <style:style style:name="P26" style:family="paragraph" style:parent-style-name="Heading_20_2">
      <style:paragraph-properties fo:break-before="page"/>
    </style:style>
    <style:style style:name="P27"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2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2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30" style:family="paragraph" style:parent-style-name="Standard">
      <style:paragraph-properties fo:margin-left="0in" fo:margin-right="0in" fo:orphans="2" fo:widows="2" fo:text-indent="0in" style:auto-text-indent="false"/>
      <style:text-properties officeooo:rsid="0019a978" officeooo:paragraph-rsid="001a63e3"/>
    </style:style>
    <style:style style:name="P31" style:family="paragraph" style:parent-style-name="Standard">
      <style:paragraph-properties fo:margin-left="0in" fo:margin-right="0in" fo:orphans="2" fo:widows="2" fo:text-indent="0in" style:auto-text-indent="false"/>
      <style:text-properties officeooo:rsid="0019a978" officeooo:paragraph-rsid="0019a978"/>
    </style:style>
    <style:style style:name="P32" style:family="paragraph" style:parent-style-name="Standard">
      <style:paragraph-properties fo:text-align="start" style:justify-single-word="false">
        <style:tab-stops/>
      </style:paragraph-properties>
    </style:style>
    <style:style style:name="P33" style:family="paragraph" style:parent-style-name="Standard">
      <style:paragraph-properties fo:text-align="end" style:justify-single-word="false">
        <style:tab-stops/>
      </style:paragraph-properties>
    </style:style>
    <style:style style:name="P34" style:family="paragraph" style:parent-style-name="Text_20_body">
      <style:text-properties officeooo:rsid="001a63e3" officeooo:paragraph-rsid="001a63e3"/>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9a978"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21ad2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fo:background-color="transparent" loext:char-shading-value="0" style:font-style-asian="normal" style:font-weight-asian="normal" style:text-emphasize="none" loext:padding="0in" loext:border="none"/>
    </style:style>
    <style:style style:name="T5"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6" style:family="text">
      <style:text-properties fo:font-variant="normal" fo:text-transform="none" fo:color="#0f0f0f" loext:opacity="100%" style:font-name="Roboto" fo:font-size="10.5pt" fo:letter-spacing="normal" fo:font-style="normal" fo:font-weight="normal"/>
    </style:style>
    <style:style style:name="T7" style:family="text">
      <style:text-properties fo:font-variant="normal" fo:text-transform="none" fo:color="#0f0f0f" loext:opacity="100%" style:font-name="Roboto" fo:font-size="10.5pt" fo:letter-spacing="normal" fo:font-style="normal" fo:font-weight="normal" officeooo:rsid="0019a978"/>
    </style:style>
    <style:style style:name="T8" style:family="text">
      <style:text-properties fo:font-variant="normal" fo:text-transform="none" fo:color="#0f0f0f" loext:opacity="100%" style:font-name="Roboto" fo:font-size="10.5pt" fo:letter-spacing="normal" fo:font-style="normal" fo:font-weight="normal" officeooo:rsid="001bd6b0"/>
    </style:style>
    <style:style style:name="T9" style:family="text">
      <style:text-properties fo:font-variant="normal" fo:text-transform="none" fo:color="#0f0f0f" loext:opacity="100%" style:font-name="Roboto" fo:font-size="10.5pt" fo:letter-spacing="normal" fo:font-style="normal" fo:font-weight="normal" officeooo:rsid="0023e46a"/>
    </style:style>
    <style:style style:name="T10" style:family="text">
      <style:text-properties fo:font-variant="normal" fo:text-transform="none" fo:color="#0f0f0f" loext:opacity="100%" style:font-name="Roboto" fo:font-size="10.5pt" fo:letter-spacing="normal" fo:font-style="normal" fo:font-weight="normal" officeooo:rsid="0026b8a9"/>
    </style:style>
    <style:style style:name="T11" style:family="text">
      <style:text-properties fo:font-variant="normal" fo:text-transform="none" fo:color="#0f0f0f" loext:opacity="100%" style:font-name="Roboto" fo:letter-spacing="normal" fo:font-style="normal" fo:font-weight="normal"/>
    </style:style>
    <style:style style:name="T12" style:family="text">
      <style:text-properties fo:font-variant="normal" fo:text-transform="none" fo:color="#0f0f0f" loext:opacity="100%" style:font-name="Roboto" fo:letter-spacing="normal" fo:font-style="normal" fo:font-weight="normal" officeooo:rsid="0019a978"/>
    </style:style>
    <style:style style:name="T13" style:family="text">
      <style:text-properties fo:font-variant="normal" fo:text-transform="none" fo:color="#0f0f0f" loext:opacity="100%" style:font-name="Roboto" fo:letter-spacing="normal" fo:font-style="normal" fo:font-weight="normal" officeooo:rsid="0026b8a9"/>
    </style:style>
    <style:style style:name="T14" style:family="text">
      <style:text-properties fo:font-variant="normal" fo:text-transform="none" fo:color="#0f0f0f" loext:opacity="100%" style:font-name="Roboto" fo:font-size="13pt" fo:letter-spacing="normal" fo:font-style="normal" fo:font-weight="normal" officeooo:rsid="0026b8a9" style:font-size-asian="13pt" style:font-size-complex="13pt"/>
    </style:style>
    <style:style style:name="T15"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6" style:family="text">
      <style:text-properties officeooo:rsid="001a63e3"/>
    </style:style>
    <style:style style:name="T17" style:family="text">
      <style:text-properties officeooo:rsid="001bd6b0"/>
    </style:style>
    <style:style style:name="T18" style:family="text">
      <style:text-properties officeooo:rsid="00233417"/>
    </style:style>
    <style:style style:name="T19" style:family="text">
      <style:text-properties officeooo:rsid="0026b8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ActInf GuestStream #014 (2022) ~ </text:span><text:span text:style-name="T5">“</text:span><text:span text:style-name="T1">Osteopathy and Mental Health” (Bohlen, Esteves, Cerritelli, Shaw)</text:span></text:p>
      <text:p text:style-name="Standard"/>
      <text:p text:style-name="P27"><text:span text:style-name="T13">Participatory group d</text:span><text:span text:style-name="T12">iscussion of the 2021 paper by Lucas Bohlen, Jorge Esteves, Francesco Cerritelli, </text:span><text:span text:style-name="T13">and </text:span><text:span text:style-name="T12">Robert Shaw, “Osteopathy and Mental Health: An Embodied, Predictive, and Interoceptive Framework”</text:span></text:p>
      <text:p text:style-name="P28"><text:a xlink:type="simple" xlink:href="https://www.frontiersin.org/articles/10.3389/fpsyg.2021.767005/full" text:style-name="Internet_20_link" text:visited-style-name="Visited_20_Internet_20_Link">https://www.frontiersin.org/articles/10.3389/fpsyg.2021.767005/full</text:a></text:p>
      <text:p text:style-name="P28"/>
      <text:p text:style-name="P28"/>
      <text:p text:style-name="Subtitle">Presented by Active Inference Institute in 2022</text:p>
      <text:p text:style-name="P16"/>
      <text:h text:style-name="Heading_20_1" text:outline-level="1"><text:span text:style-name="T16">Session </text:span>0<text:span text:style-name="T19">14.1,</text:span> <text:span text:style-name="T19">Jan</text:span><text:span text:style-name="T16">uary 10, 2022</text:span></text:h>
      <text:p text:style-name="P8"><text:a xlink:type="simple" xlink:href="https://www.youtube.com/watch?v=mjL3cGYEMNg" text:style-name="Internet_20_link" text:visited-style-name="Visited_20_Internet_20_Link">https://www.youtube.com/watch?v=mjL3cGYEMNg</text:a></text:p>
      <text:p text:style-name="P8"/>
      <text:h text:style-name="P22" text:outline-level="2"><text:span text:style-name="T16">SESSION </text:span>SPEAKERS</text:h>
      <text:p text:style-name="P30">Daniel Friedman, Robert Shaw, Francesco Cerritelli, Jorge Esteves, Lucas Bohlen</text:p>
      <text:p text:style-name="P29"/>
      <text:p text:style-name="P17"/>
      <text:h text:style-name="Heading_20_2" text:outline-level="2">CONTENTS</text:h>
      <text:p text:style-name="P6"/>
      <table:table table:name="Table1" table:style-name="Table1">
        <table:table-column table:style-name="Table1.A"/>
        <table:table-column table:style-name="Table1.B"/>
        <table:table-row table:style-name="Table1.1">
          <table:table-cell table:style-name="Table1.A1" office:value-type="string">
            <text:p text:style-name="P33">00:07</text:p>
          </table:table-cell>
          <table:table-cell table:style-name="Table1.A1" office:value-type="string">
            <text:p text:style-name="P32">Actinf Lab Gueststream</text:p>
          </table:table-cell>
        </table:table-row>
        <table:table-row table:style-name="Table1.1">
          <table:table-cell table:style-name="Table1.A1" office:value-type="string">
            <text:p text:style-name="P33">01:22</text:p>
          </table:table-cell>
          <table:table-cell table:style-name="Table1.A1" office:value-type="string">
            <text:p text:style-name="P32">The Literalist Fallacy and the Free Energy Principle</text:p>
          </table:table-cell>
        </table:table-row>
        <table:table-row table:style-name="Table1.1">
          <table:table-cell table:style-name="Table1.A1" office:value-type="string">
            <text:p text:style-name="P33">08:04</text:p>
          </table:table-cell>
          <table:table-cell table:style-name="Table1.A1" office:value-type="string">
            <text:p text:style-name="P32">The Free Energy Principle and the Map Problem</text:p>
          </table:table-cell>
        </table:table-row>
        <table:table-row table:style-name="Table1.1">
          <table:table-cell table:style-name="Table1.A1" office:value-type="string">
            <text:p text:style-name="P33">20:11</text:p>
          </table:table-cell>
          <table:table-cell table:style-name="Table1.A1" office:value-type="string">
            <text:p text:style-name="P32">The literalist Fallacy</text:p>
          </table:table-cell>
        </table:table-row>
        <table:table-row table:style-name="Table1.1">
          <table:table-cell table:style-name="Table1.A1" office:value-type="string">
            <text:p text:style-name="P33">23:20</text:p>
          </table:table-cell>
          <table:table-cell table:style-name="Table1.A1" office:value-type="string">
            <text:p text:style-name="P32">Literary Fallacy 1</text:p>
          </table:table-cell>
        </table:table-row>
        <table:table-row table:style-name="Table1.1">
          <table:table-cell table:style-name="Table1.A1" office:value-type="string">
            <text:p text:style-name="P33">24:44</text:p>
          </table:table-cell>
          <table:table-cell table:style-name="Table1.A1" office:value-type="string">
            <text:p text:style-name="P32">Philip Friston and Ramstead on the FTP</text:p>
          </table:table-cell>
        </table:table-row>
        <table:table-row table:style-name="Table1.1">
          <table:table-cell table:style-name="Table1.A1" office:value-type="string">
            <text:p text:style-name="P33">28:19</text:p>
          </table:table-cell>
          <table:table-cell table:style-name="Table1.A1" office:value-type="string">
            <text:p text:style-name="P32">Fictional Entities in Science</text:p>
          </table:table-cell>
        </table:table-row>
        <table:table-row table:style-name="Table1.1">
          <table:table-cell table:style-name="Table1.A1" office:value-type="string">
            <text:p text:style-name="P33">34:02</text:p>
          </table:table-cell>
          <table:table-cell table:style-name="Table1.A1" office:value-type="string">
            <text:p text:style-name="P32">SIF and FEP Exploration</text:p>
          </table:table-cell>
        </table:table-row>
        <table:table-row table:style-name="Table1.1">
          <table:table-cell table:style-name="Table1.A1" office:value-type="string">
            <text:p text:style-name="P33">36:58</text:p>
          </table:table-cell>
          <table:table-cell table:style-name="Table1.A1" office:value-type="string">
            <text:p text:style-name="P32">Bill Friston on the FEP and Ergodicity</text:p>
          </table:table-cell>
        </table:table-row>
        <table:table-row table:style-name="Table1.1">
          <table:table-cell table:style-name="Table1.A1" office:value-type="string">
            <text:p text:style-name="P33">40:00</text:p>
          </table:table-cell>
          <table:table-cell table:style-name="Table1.A1" office:value-type="string">
            <text:p text:style-name="P32">A talk about the paper</text:p>
          </table:table-cell>
        </table:table-row>
        <table:table-row table:style-name="Table1.1">
          <table:table-cell table:style-name="Table1.A1" office:value-type="string">
            <text:p text:style-name="P33">40:34</text:p>
          </table:table-cell>
          <table:table-cell table:style-name="Table1.A1" office:value-type="string">
            <text:p text:style-name="P32">Inactive Inference and Its Future</text:p>
          </table:table-cell>
        </table:table-row>
        <table:table-row table:style-name="Table1.1">
          <table:table-cell table:style-name="Table1.A1" office:value-type="string">
            <text:p text:style-name="P33">42:31</text:p>
          </table:table-cell>
          <table:table-cell table:style-name="Table1.A1" office:value-type="string">
            <text:p text:style-name="P32">Instrumentalism and the target-less model</text:p>
          </table:table-cell>
        </table:table-row>
        <table:table-row table:style-name="Table1.1">
          <table:table-cell table:style-name="Table1.A1" office:value-type="string">
            <text:p text:style-name="P33">46:01</text:p>
          </table:table-cell>
          <table:table-cell table:style-name="Table1.A1" office:value-type="string">
            <text:p text:style-name="P32">Free Energy Principle and embodied and active extended cognition</text:p>
          </table:table-cell>
        </table:table-row>
        <table:table-row table:style-name="Table1.1">
          <table:table-cell table:style-name="Table1.A1" office:value-type="string">
            <text:p text:style-name="P33">49:32</text:p>
          </table:table-cell>
          <table:table-cell table:style-name="Table1.A1" office:value-type="string">
            <text:p text:style-name="P32">Realism and Markov Blankets</text:p>
          </table:table-cell>
        </table:table-row>
        <text:soft-page-break/>
        <table:table-row table:style-name="Table1.1">
          <table:table-cell table:style-name="Table1.A1" office:value-type="string">
            <text:p text:style-name="P33">58:26</text:p>
          </table:table-cell>
          <table:table-cell table:style-name="Table1.A1" office:value-type="string">
            <text:p text:style-name="P32">Markov blankets and selforganising systems</text:p>
          </table:table-cell>
        </table:table-row>
        <table:table-row table:style-name="Table1.1">
          <table:table-cell table:style-name="Table1.A1" office:value-type="string">
            <text:p text:style-name="P33">1:02:28</text:p>
          </table:table-cell>
          <table:table-cell table:style-name="Table1.A1" office:value-type="string">
            <text:p text:style-name="P32">Mathematization and the Imagination</text:p>
          </table:table-cell>
        </table:table-row>
        <table:table-row table:style-name="Table1.1">
          <table:table-cell table:style-name="Table1.A1" office:value-type="string">
            <text:p text:style-name="P33">1:04:37</text:p>
          </table:table-cell>
          <table:table-cell table:style-name="Table1.A1" office:value-type="string">
            <text:p text:style-name="P32">Mathematics and the Free Energy Principle</text:p>
          </table:table-cell>
        </table:table-row>
        <table:table-row table:style-name="Table1.1">
          <table:table-cell table:style-name="Table1.A1" office:value-type="string">
            <text:p text:style-name="P33">1:13:53</text:p>
          </table:table-cell>
          <table:table-cell table:style-name="Table1.A1" office:value-type="string">
            <text:p text:style-name="P32">Model vs. Systems: What Can We Model?</text:p>
          </table:table-cell>
        </table:table-row>
        <table:table-row table:style-name="Table1.1">
          <table:table-cell table:style-name="Table1.A1" office:value-type="string">
            <text:p text:style-name="P33">1:20:17</text:p>
          </table:table-cell>
          <table:table-cell table:style-name="Table1.A1" office:value-type="string">
            <text:p text:style-name="P32">On the Realism of Affective Systems</text:p>
          </table:table-cell>
        </table:table-row>
        <table:table-row table:style-name="Table1.1">
          <table:table-cell table:style-name="Table1.A1" office:value-type="string">
            <text:p text:style-name="P33">1:26:09</text:p>
          </table:table-cell>
          <table:table-cell table:style-name="Table1.A1" office:value-type="string">
            <text:p text:style-name="P32">Heuristics and Markov blankets</text:p>
          </table:table-cell>
        </table:table-row>
        <table:table-row table:style-name="Table1.1">
          <table:table-cell table:style-name="Table1.A1" office:value-type="string">
            <text:p text:style-name="P33">1:28:12</text:p>
          </table:table-cell>
          <table:table-cell table:style-name="Table1.A1" office:value-type="string">
            <text:p text:style-name="P32">Free Energy Principle and active inference</text:p>
          </table:table-cell>
        </table:table-row>
      </table:table>
      <text:p text:style-name="Standard"/>
      <text:p text:style-name="P6"/>
      <text:p text:style-name="P6"/>
      <text:p text:style-name="P6"/>
      <text:h text:style-name="Heading_20_2" text:outline-level="2">TRANSCRIPT</text:h>
      <text:p text:style-name="P6"><text:line-break/></text:p>
      <text:p text:style-name="P6"><text:span text:style-name="T8">00:07 Daniel:</text:span></text:p>
      <text:p text:style-name="P6"><text:span text:style-name="T8">Hello and welcome, everyone, to the active inference lab. Today it is January 10, 2022, and we're here in ActInf lab gueststream number 14 with a whole host of awesome guests. We're going to be discussing osteopathy and mental health, and we're going to have the authors say hello and introduce themselves. Then Lucas will give a presentation. And during the presentation, please feel free to add your comments and questions in the live chat.</text:span></text:p>
      <text:p text:style-name="P6"><text:span text:style-name="T8">And then we'll have a bunch of time after the presentation to ask those questions to the authors, hear any authors remarks. So really excited to hear from you all and learn from your perspective. Let's hear the introductions from the authors and then go to Lucas. So please, Robert, and then we'll kick it off from there. Thank you.</text:span></text:p>
      <text:p text:style-name="P6"><text:span text:style-name="T8"/></text:p>
      <text:p text:style-name="P6"><text:span text:style-name="T8">01:00 Robert:</text:span></text:p>
      <text:p text:style-name="P6"><text:span text:style-name="T8">Yeah.</text:span></text:p>
      <text:p text:style-name="P6"><text:span text:style-name="T8"/></text:p>
      <text:p text:style-name="P6"><text:span text:style-name="T8">01:01 Francesco:</text:span></text:p>
      <text:p text:style-name="P6"><text:span text:style-name="T8">Robert Shaw. I'm based in Sweden. I'm an osteopath and a psychotherapist. My research interest is particularly with embodiment, and that was what my PhD was on, embodiment within the therapeutic relationship.</text:span></text:p>
      <text:p text:style-name="P6"><text:span text:style-name="T8"/></text:p>
      <text:p text:style-name="P6"><text:span text:style-name="T8">01:20 Robert:</text:span></text:p>
      <text:p text:style-name="P6"><text:span text:style-name="T8">Hi, everyone.</text:span></text:p>
      <text:p text:style-name="P6"><text:span text:style-name="T8"/></text:p>
      <text:p text:style-name="P6"><text:span text:style-name="T8">01:21 Jorge:</text:span></text:p>
      <text:p text:style-name="P6"><text:span text:style-name="T8">I'm Francesco. Italy. From Italy. I'm a neuroscientist in Auster Pat, mainly interested in discovering how the brain works in relation to touch, in relation to the effect of touch, based on the different type of stimuli that the body received.</text:span></text:p>
      <text:p text:style-name="P6"><text:span text:style-name="T8"/></text:p>
      <text:p text:style-name="P6"><text:span text:style-name="T8">01:53 Lucas:</text:span></text:p>
      <text:p text:style-name="P6"><text:span text:style-name="T8">I'm an Austere Pet. I'm currently based in Malta and Italy. I'm also a cognitive evidence, and my main interest is on predictive processing, active inference, touch, and chronic pain in general.</text:span></text:p>
      <text:p text:style-name="P6"><text:span text:style-name="T8"/></text:p>
      <text:p text:style-name="P6"><text:span text:style-name="T8">02:11 Robert:</text:span></text:p>
      <text:p text:style-name="P6"><text:span text:style-name="T8">Yeah, hi, my name is Lucas. I think I'm the last of the authors. So I'm an osteopath as well, based in Humbralk in Germany, and I'm currently working part time at the Osteopathic Research Institute. And I'm working there in education and research, and I'm also part time studying psychology and neuroscience, ant mental health at King's College in London. And I think I can kick off the presentation now, if that's okay with you.</text:span></text:p>
      <text:p text:style-name="P6"><text:soft-page-break/><text:span text:style-name="T8">Tania perfect, thanks. So, yeah, we have the opportunity thanks again for the active appearance lab, for the invitation. It's a pleasure to be here. We have the opportunity to present a paper that we have recently published in Frontierism Psychology in the section of psychology research topic called Enactivism Active Appeals in the Therapeutic Alliance and the papers entitled Osteopathy and Mental Health and Embodied Predictive and Interoceptive Framework.</text:span></text:p>
      <text:p text:style-name="P6"><text:span text:style-name="T8">03:13 And yeah, without further ado, I think let's dive right into it a little interoception on why these things might be interesting.</text:span></text:p>
      <text:p text:style-name="P6"><text:span text:style-name="T8">We have globally a very high prevalence and burden but also complexity between muscle, skeletal and mental health disorders. So to put this in perspective, about 1 billion prevalent cases of mental disorders have been reported in 2017, while about one free billion prevalent cases have been reported of muscular ambiguity disorders in 2017. So together, these two broad spectrum of disorders are very prevalent but also burdensome. So together, both conditions attributes are the main contributors to work with disability. But mostly skeleton disorders are also highly comorbid, which means, for example, that anxiety, depression are frequently with chronic and often muscle pain conditions and vice versa.</text:span></text:p>
      <text:p text:style-name="P6"><text:span text:style-name="T8">04:20 So for example, depressive symptoms are quite prevalent in pain sufferers and pain symptoms are also quite prevalent in individuals with depression. So this data kind of outlines the need to integrate physical and mental health care services in our opinion, but also in the opinion of many research papers in the literature. So especially multidisciplinary collaborations between musculoskeletal and psychological healthcare specialists have been called for. But on the other hand, there have also been some disease classifications that have been proposed to combine physical and mental health and proposed classifications that are neither purely somatic nor purely mental. So we believe that there is a need to integrate these kind of approaches and we like to propose osteopathy to be one of these approaches.</text:span></text:p>
      <text:p text:style-name="P6"><text:span text:style-name="T8">05:22 And osteopathy for those who don't notice, is generally used primarily to treat muscles disorders like back pain. But it is also has recently been proposed to benefit psychosocial factors, in particular in patient populations with persistent pain. And there was also some research that has been conducted from Hillary Abby and colleagues showing some positive outcomes of combined treatment, combined osteopathy and combined ecological informed strategies showing positive results. So there are only a few attempts to investigate the effectiveness of osteopathy in the field of mental health and there are only a few approaches being developed to treat how to engage with mental health. So based on this background, we try to propose a framework on how to move forward and how to research the equitative effects of hostility in this field.</text:span></text:p>
      <text:p text:style-name="P6"><text:span text:style-name="T8">06:27 And we do so by drawing together from the research fields of embodied action, prediction, coding but also interception and osteopathy. And we like to propose in the end our framework which is an embodied predictive and interceptive formula. And if you look on the right and side the one, this is kind of our background put together and simplify body cognitive niche of highlights the role of the body in cognition and mental health and these processes are likely underpinned by predictive encoding processes. So furthermore, our access point, we discuss interception as an access point and therapeutic access point to affect these processes and we argue that osteopathy might be an approach to realize this aim. So let's have a look at the background.</text:span></text:p>
      <text:p text:style-name="P6"><text:span text:style-name="T8">We start with the first research field which is embodied cognition and generally embodiment is an interdisciplinary field of research which spans disciplines including philosophy, but also psychology, psychiatry and neuroscience.</text:span></text:p>
      <text:p text:style-name="P6"><text:span text:style-name="T8">07:41 And in general, these theories of embodiment argue that the cognition and emotion are both dependent on embodied simulations. So they argue that body and mind are inseparable in producing cognition and that the non neural body might both constrain and enable cognition. But notably there are stronger and weaker versions of embodiment. Some argue that the body might contribute to cognitive processes while other versions argue that it might constitute cognitive processes.</text:span></text:p>
      <text:p text:style-name="P6"><text:span text:style-name="T8">So to get a bit more detail in both theories of embodiment argue that cognition and evolution are based upon reinstatements of perception. So this is relating to both external, extra, receptive and interoceptive sensory states but also to action which relates to probioceptive motor states and these perceptions produce embodied or sensory motor stimulations which of previous experiences in one's self.</text:span></text:p>
      <text:p text:style-name="P6"><text:span text:style-name="T8">08:49 So this is kind of exploration of embodiment and this perspective is quite interesting because it might revise our brain centered view of cognition by acknowledging that these processes are not simply limited to neural events in the brain but also cut across the brain, body and world divisions and should be all studied accordingly. And there are different kinds of commitment to the embodied theories and enactivism is an interesting aspect or linked concept that I want to go into detail a little bit further and Enactivism proposed </text:span><text:soft-page-break/><text:span text:style-name="T8">that cognition emerges from the dynamic interaction of brain, body and also environment. So most of you might have heard about the four E.</text:span></text:p>
      <text:p text:style-name="P6"><text:span text:style-name="T8">Cognitive niche is that cognition is altogether embodied, embedded, enacted, extended but also ecological.</text:span></text:p>
      <text:p text:style-name="P6"><text:span text:style-name="T8">09:50 And we already argued that cognition is embodied in August extended and ecological process of sense making through a body in an environment. So this is an evaluative interaction of an organism and its environment. So in detail these four or five E's mean that body cognition is enabled through and also constrained by the non neural body and that it means that cognition depends on the environmental context as the organism was situated within the environment. Enacted means that cognition is for action and depends on the interaction of the embodied organism with the environment and extended means that cognition extends beyond the brain and body into the environment.</text:span></text:p>
      <text:p text:style-name="P6"><text:span text:style-name="T8">The most notable example might be your smartphone and lastly ecological means that cognition depends on the environmental affordance for action and altogether this might constitute with a five E perspective.</text:span></text:p>
      <text:p text:style-name="P6"><text:span text:style-name="T8">10:58 So combining these perspectives of embodied and activism, both mental and physical health, cognition, for example pain and depression are associated with altered interaction with an alterate interaction of the organism within the environment through its embodiment. So it's the three part interaction of brain, body and environment. So to sum this up, embodiment and activism emphasize the interaction of brain, body and environment in understanding the mind and cognition, and to understand the processes of the brain in a little bit more detail. We have to turn to another field of research, which is the next part of the background, because it's predictive encoding.</text:span></text:p>
      <text:p text:style-name="P6"><text:span text:style-name="T8">And I believe that predictive coding is a topic most of the listeners are more familiar with than us, but I try to summarize them anyway. So predictive processing is a theoretical framework with growing influence in the field of cognitive science and it is closely related but also distinct from the free energy principle, brain hypothesis and active ingredients.</text:span></text:p>
      <text:p text:style-name="P6"><text:span text:style-name="T8">12:11 So I will summarize all of them closely shortly. So the free energy principle proposes that living systems resist a tendency to disorder or in other words remain in thermodynamic non equilibrium steady state and they do so by restricting themselves to a limited number of states through the minimization of reignitey. And in this instance Renaissance is defined as the difference between systems predicted and actual states and this can be minimized using both perception and action.</text:span></text:p>
      <text:p text:style-name="P6"><text:span text:style-name="T8">In perception it is minimized by updating the prediction that is made from the generated model based on the sensation and action in turn is changing the sensation to action to match with the prediction. So it's like a set of the prophecy. And the Bayesian brain hypothesis proposes that brains make predictions about the causes of extraceptive interceptive but also interoceptive sensations using both the current sensory input but also prior beliefs based on the generative model.</text:span></text:p>
      <text:p text:style-name="P6"><text:span text:style-name="T8">13:22 And in general the confidence or precision one has in the belief or the prior in the sensory input or the likelihood will determine how much the perception will in the end shift towards the expectation. So in general a gap between prior and likelihood is called a prediction error or free energy and while a system is minimizing prediction error of free energy or surprise or entropy that is also maximizing the evidence for its own model of the world and this is the evolution brain hypothesis is relating to behavior.</text:span></text:p>
      <text:p text:style-name="P6"><text:span text:style-name="T8">So predictive coding is putting this into a neural perspective and proposes that there are descending action prediction that are conveyed from higher canonical levels down to lower cost levels where they are compared to us and bottom up sensory information. So from this perspective information only goes up the ecological hierarchy is a mismatch between the predicted and actual information across which is computer prediction error and otherwise topdown predictions completely explain away bottom sensory information.</text:span></text:p>
      <text:p text:style-name="P6"><text:span text:style-name="T8">14:39 So then there's active inference which proposes that the brain actively modifies its input to confirm prior expectations and this is an inactive and also cognitive sensemaking sensory information in the world through action so prediction errors can be minimized. We have talked about it a little bit through perceptual influence and active inference. exteroception influence meaning revising the Generative Model based on the prediction errors and active inference acting on the word to generate a state that is predicted by the Generative model and to bring all of this together within the physical and mental health condition to understand the physical and mental health conditions. It might be an alterate weighting of prior beliefs and sensory information which gives rise to physical and mental health cognition. So, for example, physical health conditions prior beliefs are likely overweighted relative to sensory information, which means I follow too much precision, which then predicts symptoms that are consequently experienced.</text:span></text:p>
      <text:p text:style-name="P6"><text:span text:style-name="T8">15:46 And this might also lead to heightened prediction of pain, even towards harmless sensations, so that harmless sensations might be perceived as painful and on the other hand, mental health conditions. Both prior beliefs might be overly precise in comparison to sensory information or vice versa. So the first one in </text:span><text:soft-page-break/><text:span text:style-name="T8">depression and the second one in psychosis. Yes. So one point that was quite interesting is that chronic pain and depression, which we are quite interested in, are particularly linked to false experiences of interception.</text:span></text:p>
      <text:p text:style-name="P6"><text:span text:style-name="T8">That's a little richer about this. So this is our next research topic that we want to combine with the other ones. So, what is interception? Kaiser and I have defined interception as the process by which the nervous system senses, interface and integrates signals originating from within the body.</text:span></text:p>
      <text:p text:style-name="P6"><text:span text:style-name="T8">16:50 So it's all information from within our own body.</text:span></text:p>
      <text:p text:style-name="P6"><text:span text:style-name="T8">And this provides some kind of embodied sensory experience which is absolutely necessary force the adaptive interaction with the environment. So, an interesting aspect is that the active interference model was also applied to interoception, which is termed active inference. And it proposes that interceptive experiences result from inference about the hidden Costa of visual sensory information. So, to put this into the neural perspective, top down interceptive predictions compared with bottom up interoceptive information, most likely in the insular and the mismatch between both then results in prediction error, which is minimized depending on the precision by either perceptual inference active inference lab. So, perceptual inference means revising the top down interceptive predictions and active influence means then modifying the bottom up interceptive information to convey with a prediction.</text:span></text:p>
      <text:p text:style-name="P6"><text:span text:style-name="T8">17:58 And interestingly, Annual Seth has proposed that an emotion can also be viewed as interceptive influence because interceptive predictive errors are used to interface externalism states. So to connect this to physical and mental health cognition deficits in interceptive processing, for example, low interceptive accuracy might be associated with both physical and mental health conditions like chronic pain and comorbid depression. However, there is it is not clear how that every individual might behave the same in this way. I think there are differences. So some disorders and individuals would likely benefit from reducing overly precise interceptive predictions.</text:span></text:p>
      <text:p text:style-name="P6"><text:span text:style-name="T8">For examples, roaring beliefs about real but indeed harmless sensations, while other patients might reduce overly precise receptive information, which is for example, sensations that maintain war in the least.</text:span></text:p>
      <text:p text:style-name="P6"><text:span text:style-name="T8">19:09 So both possibilities. So let's talk about our approach on how to influence interoception information. And this is Osteopathy. We are all Osteopaths, the authors on this paper.</text:span></text:p>
      <text:p text:style-name="P6"><text:span text:style-name="T8">So, a few words about Osteopathy. Osteopathy combines handson manual approaches with handsoff patient management approaches. So we use touch and manipulation as handson, which is informed our sympathetic models of care. So our clinical reasoning and handsoff patient managed approaches involve patient expectation, ecological support, lifestyle advice, but also self management solutions. And these are informed of course by our steepest principles.</text:span></text:p>
      <text:p text:style-name="P6"><text:span text:style-name="T8">But notably, both might utilize top down and bottom up dynamics between peripheral tissues in the brain. Yes. So in general, osteopathy is applied to Brea a range of clinical conditions, but an emphasis is given on chronic pain conditions, in particular muscular disorders like back gain.</text:span></text:p>
      <text:p text:style-name="P6"><text:span text:style-name="T8">20:14 And philosophically, Osteopathy has emphasized the unity and interactions of body, mind and soul for quite some time. And it has also been proposed that it might benefit psychological outcomes especially in chronic pain patients.</text:span></text:p>
      <text:p text:style-name="P6"><text:span text:style-name="T8">But this needs some further research, and Francesco and colleagues also proposed that Osteopathic treatment might influence interceptive processing in a concept paper that published in I think, 2016, and went on to conduct some primary research showing that Osteopathy indeed increases interoceptive accuracy, but also decreases the Ronen response of brain correlates of interception in patients with chronic low back pain. So they do so probably by the stimulation of RNC tactics which communicate interceptive and effective dimensions of touch. So this could be relevant to both physical and mental health conditions that involve interceptive difficulties which are for example, chronic pain and also depression.</text:span></text:p>
      <text:p text:style-name="P6"><text:span text:style-name="T8">21:23 So this is our background and I think it leads up to the framework we like to present and the framework bridges all of these fields of research and it is an embodied, interoceptive, but also predictive framework. And the basic basis is that both physical and mental health symptoms may result from outright precision waiting between interoception predictions and interoception input.</text:span></text:p>
      <text:p text:style-name="P6"><text:span text:style-name="T8">So we argue that all the literature argues that either too much precision is followed to the prior which is an overly precise prediction or too many precision is affordance to the likelihood which is an imprecise prediction errors. So arguably chronic pain and depression are mainly linked to the overweighting a priori. So these beliefs likely predict painful and depressive states even if the actual interceptive information is harmless and they do so due to past experiences and they likely make these states come true through active inference.</text:span></text:p>
      <text:p text:style-name="P6"><text:soft-page-break/><text:span text:style-name="T8">22:30 So the expected symptoms might be generated through action to confirm the prediction. And in order to update these prior beliefs and reduce the active inference of pain and depressed states, it is likely that surprising interceptive input needs to be provided to increase, first of all, the weight of the likelihood, but also to generate prediction errors that can revise the belief issue with the predictions and thus osteopaths likely need to foster perceptual influence.</text:span></text:p>
      <text:p text:style-name="P6"><text:span text:style-name="T8">So actual information is used in perceptual inference to update the prediction and also the perception of these symptoms and we have a look at figure two in a moment. So there's a paper by Far from 2015 which has argued that complexity practices may alter interceptive processing shifting regulatory habits from active to interoceptive imperants and we believe that he does the same.</text:span></text:p>
      <text:p text:style-name="P6"><text:span text:style-name="T8">23:31 So if we have a look at our gain figure here we propose that we see a patient in red line on the treatment table. Imagine this patient has chronic pain with comorbid depression and he's lying there and the Clopath provides some touchbased interventions to this intermittent area in this image the abdomen. And we argue that the belief or the prior of the patient is likely to predict physical and mental states that are associated with gain and depression because to be the likely caused by uncertain information and this is the overweighting of the prior.</text:span></text:p>
      <text:p text:style-name="P6"><text:span text:style-name="T8">But if we provide some treatment interventions to a patient. The sensory input is not linked to these physical and mental states, which is surprising, but osteopathic treatment often does not involve pain, but it's quite pleasant if you touch a patient.</text:span></text:p>
      <text:p text:style-name="P6"><text:span text:style-name="T8">24:32 So this is a surprising Costa to the patient, to the patient because the expected and the actual information do not match and thus generate and intercept prediction error. So these prediction errors need to be minimized and they can be minimized using active or perceptual influence. And in chronic gain we argue that high precision is afforded to the belief, to the prior and flow precision is afforded to the sensory information and the likelihood.</text:span></text:p>
      <text:p text:style-name="P6"><text:span text:style-name="T8">So the first process that needs to be engaged is active appearance which likely produces the symptoms that are resembling the predicted state. So likely the autonomic nervous system is engaged to produce sensations that resemble the expected, painful and depressive gain. So however, we are in a healthcare context in osteopathic treatment. So the patient might also be declined to think that this is a health promoting interoception.</text:span></text:p>
      <text:p text:style-name="P6"><text:span text:style-name="T8">25:37 So this is contradictory with the prediction.</text:span></text:p>
      <text:p text:style-name="P6"><text:span text:style-name="T8">So it's active inference might not be sufficiently to reduce and explain the interceptive prediction errors. So consequently we argue that perceptual appearances processes might be engaged to update them, the belief and the fire based on the likelihood. So the sensory information provided posture by the osteopath might update the belief by the patient and thereby revising the generative model holding the belief and issuing the prediction. So we argue that these are the processes that underpin osteopathic treatment in these kinds of patients and especially when an emotional reaction in treatment develops. So yes, in essence we argue that belief and the prediction of physical and mental states that are associated with pain and depression are updated through these interventions.</text:span></text:p>
      <text:p text:style-name="P6"><text:span text:style-name="T8">26:40 So the persistent and noise interceptive physicians errors which maintain the symptoms through active inference might be replaced with surprisingly precise interoceptive control error to alleviate the sentence through interoceptive inference. So this is in a nutshell our framework and we also of course need to discuss this framework and have looked at some implication also limitations. So in general I like to emphasize that this theoretical framework is a theoretical framework and therefore we try to experiment with scrutiny for verification or communication. So culture research particularly needs to explore if osteopathic treatment indeed alleviate physical and mental symptoms in this patient population, also if it actually increases interceptive accuracy in this population and likely also decreases other static load and modulates autonomous nervous system activity. So there are few measurement tools we can use for that and other limitations include the disregard of complexity both of the health cognition but also of the therapeutic approaches.</text:span></text:p>
      <text:p text:style-name="P6"><text:span text:style-name="T8">27:50 So osteopathy and dementia and depression and chronic pain are all very complex conditions and we have simplified them extremely. So we overlooked environmental sectors and we didn't go into explaining the patient therapist relationship in detail as well. But this framework should be understood in this context, so it should be understood in a personcentered context. And future studies might also have a look at why manual treatment of peripheral tissues sometimes leads to autonomic and emotional responses. And I think this is the basic of why I was so interested in this research and these theories because in practice I frequently engaged patients which responded quite emotional to touch and fake quite better after, so I wanted to understand how this might happen.</text:span></text:p>
      <text:p text:style-name="P6"><text:soft-page-break/><text:span text:style-name="T8">So based on our hypothesis, you can see in figure three panel A, that the therapeutic input that is provided during treatment may contradict the predicted state of pain and depression and produce an interceptive prediction errors which is used to inferior externalism states and need to minimize the active inference or by perceptual endurance.</text:span></text:p>
      <text:p text:style-name="P6"><text:span text:style-name="T8">29:11 And what you can see in A is that the initial active inference is quite quick and sharp and I've seen my colleagues as well from emergence that often if patients display emotional responses to treatment they firstly experience some sympathetic activity like sweating and muscle tightness combined with emotional distress, for example starting to cry. But these initial action frequently are replaced with very sympathetic activity. So the breathing goes down and the patient starts to relax and the emotional calmness starts to set in. And I belief this is quite well explainable with the framework we have provided here.</text:span></text:p>
      <text:p text:style-name="P6"><text:span text:style-name="T8">Because active interference might be the first way to engage in minimizing these prediction errors, and interoceptive appearance might be the second and more sustainable way of minimizing these prediction errors.</text:span></text:p>
      <text:p text:style-name="P6"><text:span text:style-name="T8">30:12 So lastly you can see on panel B another idea which might come from this framework and this is the group for multidisciplinary collaborations in the treatment of mental and physical disorders. So we propose a kind of interoceptive interceptive exposure therapy in which both physical but also mental health care specialists can come together and work in a multidisciplinary but also personcentered care approach. And the idea is, if you can see on the left hand side here, is that mindfulness practices likely work top down, helping the patient to attend to the sensation that he or she is experiencing, but also affecting the sensory information. Like if you work in Bottom up, also affecting the sensory information by likely producing a sensation itself.</text:span></text:p>
      <text:p text:style-name="P6"><text:span text:style-name="T8">And psychotherapy is likely to work top down to help identify and also reflect on the sensation and likely works on the prion at least directly, not through the sensory information.</text:span></text:p>
      <text:p text:style-name="P6"><text:span text:style-name="T8">31:26 So these are a few future research ideas. And now we can complete this presentation. And to put it all together, this hypothesis and periodical proposes the embodied predictive and interest of the framework. And it does so to reason.</text:span></text:p>
      <text:p text:style-name="P6"><text:span text:style-name="T8">And research the effect of osteopathic treatment hesitatively on ecological effect of skin patients with persistent physical cognition. And one of the basic ideas is that persistent physical and mental cognition like chronic pain and depression may be underlined by first, overly precise interoceptive predictions, meaning that Symptom convoluted information is expected. And second, imprecise interceptive prediction errors, meaning that Symptom inconvlant information is not sensed. So Osteopathic treatment may provide uncertain and surprising interceptive information to the bodily area that is associated with the physical and also comorbid mental symptoms, resulting in interceptive prediction errors that first engage active inference processes which lead to initial autonomic activity resembling the predicted symptoms.</text:span></text:p>
      <text:p text:style-name="P6"><text:span text:style-name="T8">32:45 And this is because it is the most likely cause of uncertain interceptive information due to the past experiences of the patient and afterwards cue to the contextual factors the patient likely engages perceptual inference processes that then update the adaptive interoceptive predictions based on the actual interoceptive information.</text:span></text:p>
      <text:p text:style-name="P6"><text:span text:style-name="T8">And osteopathy might also actually improve the ability to attend to actual interceptive information. So in a nutshell, persistent and noisy interceptive prediction errors that maintain the symptoms are likely replaced with surprising and precise interceptive prediction errors that arguably alleviate the symptoms. And in this way, treatment might reduce the belief about, and also the prediction of physical and states that are associated with chronic panicomorphic depression. And we are currently also at the Ostrompathetic Research Institute conducting research into these approaches. So Thorsman has also joined us today, has developed an approach to psychosomatic osteopathy and we are currently having a look on how these techniques might influence stress levels in healthy participants, but also patients with chronic tension type headaches or chronic muscleatic disorders.</text:span></text:p>
      <text:p text:style-name="P6"><text:span text:style-name="T8">34:02 So maybe there's some things to follow in the culture. So that's it. Thank you very much for your attention. I'm really looking forward to the discussion and to engaging Robert, George and Francesco. And here are the references, I think I spot through them shortly and if someone's interested, I think they can get the presentation said right.</text:span></text:p>
      <text:p text:style-name="P6"><text:span text:style-name="T8">Daniel?</text:span></text:p>
      <text:p text:style-name="P6"><text:span text:style-name="T8"/></text:p>
      <text:p text:style-name="P6"><text:span text:style-name="T8">34:27 Daniel:</text:span></text:p>
      <text:p text:style-name="P6"><text:span text:style-name="T8">Yes.</text:span></text:p>
      <text:p text:style-name="P6"><text:span text:style-name="T8"/></text:p>
      <text:p text:style-name="P6"><text:soft-page-break/><text:span text:style-name="T8">34:29 Robert:</text:span></text:p>
      <text:p text:style-name="P6"><text:span text:style-name="T8">Perfect.</text:span></text:p>
      <text:p text:style-name="P6"><text:span text:style-name="T8">So that's it.</text:span></text:p>
      <text:p text:style-name="P6"><text:span text:style-name="T8"/></text:p>
      <text:p text:style-name="P6"><text:span text:style-name="T8">34:39 Daniel:</text:span></text:p>
      <text:p text:style-name="P6"><text:span text:style-name="T8">Thanks Lucas. That was an awesome presentation. Really a lot to think and talk about. So perhaps we'll first just open it up to any of the authors and colleagues here.</text:span></text:p>
      <text:p text:style-name="P6"><text:span text:style-name="T8">Please just jump in wherever you'd like. I think it'd be awesome to hear about just your overview or what brought you to this area of research, as well as anything that you picked up on from this last presentation.</text:span></text:p>
      <text:p text:style-name="P6"><text:span text:style-name="T8"/></text:p>
      <text:p text:style-name="P6"><text:span text:style-name="T8">35:14 Robert:</text:span></text:p>
      <text:p text:style-name="P6"><text:span text:style-name="T8">I think maybe I can say a few words because I forgot something in the beginning. So it all started with George and Francesco inviting Robert and me to join a research group that Atreides to reconceptualize osteopathic care under the active inference framework. So we have a group of osteopaths from Europe working with the active inference framework and there are also other papers coming in a special topic which also has been edited by George and Francesco. So there are other of these comma forwards in the near future.</text:span></text:p>
      <text:p text:style-name="P6"><text:span text:style-name="T8"/></text:p>
      <text:p text:style-name="P6"><text:span text:style-name="T8">35:57 Lucas:</text:span></text:p>
      <text:p text:style-name="P6"><text:span text:style-name="T8">I think one thing that I guess brought us into this area is a sort of a way of looking into how we can best help our patients, particularly those present with complexity, including chronic pain. But not just chronic pain, the Brea sort of area of persistent physical symptoms, those that tend to sort of go around, see different practitioners, look for brain evolution to their problem, try to know what's going on and we tend to sort of see them in practice and struggle at times. If we use a very reductionist approach to practice, which is do a manual intervention and hope for the best, that's far from what his best practices does, what this patient center cares.</text:span></text:p>
      <text:p text:style-name="P6"><text:span text:style-name="T8"/></text:p>
      <text:p text:style-name="P6"><text:span text:style-name="T8">36:52 Robert:</text:span></text:p>
      <text:p text:style-name="P6"><text:span text:style-name="T8">And also can you see here I.</text:span></text:p>
      <text:p text:style-name="P6"><text:span text:style-name="T8"/></text:p>
      <text:p text:style-name="P6"><text:span text:style-name="T8">37:08 Daniel:</text:span></text:p>
      <text:p text:style-name="P6"><text:span text:style-name="T8">Just lost George for an audio, I was just gain to ask yeah, me too.</text:span></text:p>
      <text:p text:style-name="P6"><text:span text:style-name="T8"/></text:p>
      <text:p text:style-name="P6"><text:span text:style-name="T8">37:12 Francesco:</text:span></text:p>
      <text:p text:style-name="P6"><text:span text:style-name="T8">Okay, I can pick up a bit from that.</text:span></text:p>
      <text:p text:style-name="P6"><text:span text:style-name="T8">There's been kind of a problem with osteopathic theory over the years which Jorge is hinting at around the reductionistic biomechanical model. And when it comes to complexity, those sorts of traditional ways of looking at people's chronic symptoms, things missing, we're realizing using if we draw from other disciplines that we can see that there's a potentially much better way to describe why people have these kind of chronic type symptoms. And I came into this a bit like Lucas with Beni, quite surprised in practice about how people react to treatment.</text:span></text:p>
      <text:p text:style-name="P6"><text:span text:style-name="T8">38:15 And I think we have this it's almost a tacit sort of thing within the profession that we treat people with emotional disturbance, but we don't actually upfront it. This concept framework is actually starting to redress the balance, which I think is really important and trying to understand why that people react.</text:span></text:p>
      <text:p text:style-name="P6"><text:span text:style-name="T8">I think this notion of prediction areas is kind of an interesting one. I came into it a long time ago looking at it from a psychodynamic point of view and things called abreactions. But I think what we're moving towards is trying to come up with a bit more of a unified theory and that's why I think the concepts of active inference and activism are actually starting to help and also add the participatory sense making movement also adds a dot two how we can start to understand it.</text:span></text:p>
      <text:p text:style-name="P6"><text:span text:style-name="T8">39:18 I know Lucas mentioned we haven't talked about the therapeutic relationship, but there are other papers in the pipeline that will look my voice.</text:span></text:p>
      <text:p text:style-name="P6"><text:span text:style-name="T8">I hope that there's a bit of a summary for you, George.</text:span></text:p>
      <text:p text:style-name="P6"><text:span text:style-name="T8"/></text:p>
      <text:p text:style-name="P6"><text:span text:style-name="T8">39:39 Daniel:</text:span></text:p>
      <text:p text:style-name="P6"><text:span text:style-name="T8">Very interesting.</text:span></text:p>
      <text:p text:style-name="P6"><text:span text:style-name="T8"/></text:p>
      <text:p text:style-name="P6"><text:soft-page-break/><text:span text:style-name="T8">39:42 Lucas:</text:span></text:p>
      <text:p text:style-name="P6"><text:span text:style-name="T8">George no, I think Robert did a brilliant job in summarizing everything. So all the challenges and the reasons why we are interested in explore a different kind of way of looking at things.</text:span></text:p>
      <text:p text:style-name="P6"><text:span text:style-name="T8"/></text:p>
      <text:p text:style-name="P6"><text:span text:style-name="T8">40:01 Daniel:</text:span></text:p>
      <text:p text:style-name="P6"><text:span text:style-name="T8">Francesco or Torso, would you like to add anything? Otherwise anyone in the live chat is welcome to add a question and I have some questions too.</text:span></text:p>
      <text:p text:style-name="P6"><text:span text:style-name="T8"/></text:p>
      <text:p text:style-name="P6"><text:span text:style-name="T8">40:09 Jorge:</text:span></text:p>
      <text:p text:style-name="P6"><text:span text:style-name="T8">Yes, Daniel. So one other viewpoint that I can add at this point is that from previous research that actually we published looking at the and using fMRI, but also other neuroscience neuroscientific tools like for example Thermocount, we ended up understand or exploring the fact that actually the brain is starting to react to specific or general touch. In a kind of similar but different way.</text:span></text:p>
      <text:p text:style-name="P6"><text:span text:style-name="T8">And this actually creates a kind of question, a research question on where the ability of a specific manual therapist approach might intercede with specific brain bottom up or top down in an old style way, describing how the brain works. Because actually now we know and looking particularly in activism, an active inference, the brain actually doesn't work without top down or bottom up stream so far.</text:span></text:p>
      <text:p text:style-name="P6"><text:span text:style-name="T8">41:18 But in a way actually we ended up saying that probably the interaction with the body. So using a kind of affordability and sense making, so creating action Hinton the patient and through the action of the telepathic alliance and therefore through the professional and the operator might create a kind of a sharing scenario or a sharing environment with the concept of predictive processing. Active inference lab might also be explained through the mark of blankets communication and mark of blankets connection between the two elements so the patient and the operator that something might happen not only through the specific activity that any type of manual therapist can do, but also within a framework of closeness between the two elements.</text:span></text:p>
      <text:p text:style-name="P6"><text:span text:style-name="T8">42:35 Indeed, one of the early study that also Lucas mentioned, what actually we did was just touching the ankles of healthy patients, lay down on the skin, and we just change our mental attributes on focusing towards the hand or avoiding the attention towards the and so like mimicking the way in which a manual therapist was paying attention to what he or she is doing through manual touch or just being absolutely away from the attention of the manuals. And therefore in the specific elements of the research was just counting a random through the advance. And what actually we saw is that in those people that were touched through an attention towards the hand, there was a higher activation of the insula and the frontal gyrus.</text:span></text:p>
      <text:p text:style-name="P6"><text:span text:style-name="T8">43:44 Like in a way the perception of the patient is before the fact that actually is conscious of something happening from an interoceptive point of view within the body. And the body is saying do you know what?</text:span></text:p>
      <text:p text:style-name="P6"><text:span text:style-name="T8">I'm feeling something that actually I'm processing through an interoceptive framework in the insula and at the same time I'm changing my endogenous or exogenous attention based on the way in which you touch me. And therefore this creates a more complex environment in which actually we would like to understand better. And we think that the active approach is one of the with all its, let's say, subsections and elements that might be an interesting way of interpretation or at least trying to read what is happening in a complex clinical environment.</text:span></text:p>
      <text:p text:style-name="P6"><text:span text:style-name="T8"/></text:p>
      <text:p text:style-name="P6"><text:span text:style-name="T8">44:54 Daniel:</text:span></text:p>
      <text:p text:style-name="P6"><text:span text:style-name="T8">Thank you. So I'll make an observation and then ask a question. So Robert, I really like what you said about being motivated from earlier on by what you saw the outcomes of treatment were and then that was kind of alluded to in what we just heard. Like you could be touching someone's ankle, but it's not just the ankle that might change. Maybe it's their knee, but maybe it's something in their head, but then maybe it's something in their organ or their brain or their mind.</text:span></text:p>
      <text:p text:style-name="P6"><text:span text:style-name="T8">And that idea of encoding at the anomaly is very clinical. I'm not that kind of a doctor, but that's kind of what I understand to be done, like looking for patterns and anomalies. And then it's also very at home in the realm of participatory sense making like you also addressed, but also that's kind of active inference which is relative to a generative model of the world. Observations are either consistent or surprising in some way.</text:span></text:p>
      <text:p text:style-name="P6"><text:span text:style-name="T8">45:56 And so that was just kind of it's an interesting tie in, and I think it just speaks to how even in a qualitative or just a conceptual level across different domain, we can, like, talk about active inference as well as other areas in their concordances.</text:span></text:p>
      <text:p text:style-name="P6"><text:soft-page-break/><text:span text:style-name="T8">And it's not like one has to nest over the other their different domains and approaches. So Robert, any thoughts on that or have other questions?</text:span></text:p>
      <text:p text:style-name="P6"><text:span text:style-name="T8"/></text:p>
      <text:p text:style-name="P6"><text:span text:style-name="T8">46:23 Francesco:</text:span></text:p>
      <text:p text:style-name="P6"><text:span text:style-name="T8">Yeah, I think there needs to be some kind of addressing of you have a relationship between a practitioner and a patient. And I think the participatory sense making can start to somehow dissolve a little bit of the kind of normative language which has become problematic. So anomalies in the past have been dismissed as in you're not getting better because you're not reacting to the treatment properly, whereas these types of approaches are saying oh, hold on a minute, there is a shared narrative and I think the narrative medicine movement is also quite important in these ideas.</text:span></text:p>
      <text:p text:style-name="P6"><text:span text:style-name="T8">Obviously we can't write about that as well. But it's nice, I think you've picked up on that sort of multidimensional and crossover between different disciplines because I think that's another thing we're trying to make a big point of in this paper.</text:span></text:p>
      <text:p text:style-name="P6"><text:span text:style-name="T8">47:32 We need to reach out to other disciplines and say look, we have this way of doing things but we know we don't have the whole picture at all. But if we can combine with psychologists, psychiatrists, I mean all of us on the paper, we've all gone outside of osteopathy to look at other disciplines. And again, that's kind of another kind of like a meta kind of participatory sense making that goes into, I think, what we're trying to active here.</text:span></text:p>
      <text:p text:style-name="P6"><text:span text:style-name="T8"/></text:p>
      <text:p text:style-name="P6"><text:span text:style-name="T8">48:06 Daniel:</text:span></text:p>
      <text:p text:style-name="P6"><text:span text:style-name="T8">Someone will look at that figure and you all are saying hey, we're the person above the table with the hands on and with medical training. But then there's another part that you didn't go into detail on what would be that therapy component or the niche modification component. So totally agreed that the paper is like an invitation and that was really to my question, like we see in other domains and implication of active inference, you reframe something that might have been perceived about like just reward or a normative precision based approach like this is the reference range you're getting. Your objective function is to enter that reference range and it's like a red flag if it's not towards this more perhaps even customized reduction of uncertainty and the body like predicting its own sensation.</text:span></text:p>
      <text:p text:style-name="P6"><text:span text:style-name="T8">49:06 So I just wondered what are the implications?</text:span></text:p>
      <text:p text:style-name="P6"><text:span text:style-name="T8">Does that play a role in how the medical expert understands the scenario? Does it play a role in the patient's own understanding of what's happening? Just how beyond the research predictions and experiments that are being described, how does this translate into a clinical experience?</text:span></text:p>
      <text:p text:style-name="P6"><text:span text:style-name="T8"/></text:p>
      <text:p text:style-name="P6"><text:span text:style-name="T8">49:36 Lucas:</text:span></text:p>
      <text:p text:style-name="P6"><text:span text:style-name="T8">One of the things it's quite interesting, you're bringing the concept of informational conversation on the other side that we have in the pipeline where we explore, we actually argue that auspicare is a kind of inference. There's an argument around the conversation of a niche which can be a diet in the case in most adult interactions in clinical practice, they can also go beyond that and be in a triadic relationship. For example, when you're treating a baby, where actually it's not a twoway communication between the practitioner and the baby, but it's also with a parent. With a mother. And in fact, the first person you need to bring, you need to synchronize is probably with the mother as well, because if you kind of treat the baby indirectly, you get there.</text:span></text:p>
      <text:p text:style-name="P6"><text:span text:style-name="T8">So I think that there's a lot of alignment, a lot of synchrony to take into account into the therapeutic encounter.</text:span></text:p>
      <text:p text:style-name="P6"><text:span text:style-name="T8">50:38 And arguably the development of a robust literalist alliance is through that when it's two people sort of sharing a common niche but also sharing a common kind of mental states and predicting a lot of times without any words what the response of the other person is likely to be. So it could be for some people may sound a little bit more kind of esoteric, but if we put it through a lens of active inference in activism and so on, sense making, you talking about things that are pre reflective, you're talking about things that just happen. And when even down the realms of at times we hear practitioners or our own experiences, practitioners on kind of body work, then you feel like at times that the patient seems to be relaxing because you dot one relaxations through your own kind of body and it could be the esoteric side of things.</text:span></text:p>
      <text:p text:style-name="P6"><text:span text:style-name="T8">51:46 But also you could think that maybe that demonstrates some form of alignment, maybe that demonstrates an element of synchrony that can be done at a more biological level.</text:span></text:p>
      <text:p text:style-name="P6"><text:span text:style-name="T8"/></text:p>
      <text:p text:style-name="P6"><text:span text:style-name="T8">51:57 Robert:</text:span></text:p>
      <text:p text:style-name="P6"><text:soft-page-break/><text:span text:style-name="T8">So.</text:span></text:p>
      <text:p text:style-name="P6"><text:span text:style-name="T8"/></text:p>
      <text:p text:style-name="P6"><text:span text:style-name="T8">52:00 Lucas:</text:span></text:p>
      <text:p text:style-name="P6"><text:span text:style-name="T8">There'S a lot of mileage, in my opinion, in explore clinical practice, particularly in situations with an element of complexity to explore it through these lenses.</text:span></text:p>
      <text:p text:style-name="P6"><text:span text:style-name="T8"/></text:p>
      <text:p text:style-name="P6"><text:span text:style-name="T8">52:27 Jorge:</text:span></text:p>
      <text:p text:style-name="P6"><text:span text:style-name="T8">Yes, and also this in line with the most recent theoretical paper just published a few months ago by Antonio Damasio and colleagues, actually we're looking at the complexity through the interceptive nervous system. So what actually they called for the first time ever not interoception nervous system so it's a system that includes not only the fact that actually we need to understand what is going on within our body. So the old concept between quotes the old concept of brain so how do you feel? But it also goes into the fact that the body actually interactions with the environment. And also that beautiful issue on neuroscience based on interoception, where actually they try to predict you say something new in terms of interception, where the main hypothesis was that the way in which we create interception.</text:span></text:p>
      <text:p text:style-name="P6"><text:span text:style-name="T8">53:45 That is the base for complex clinical condition is not only related to the fact that the different brain areas and therefore the interceptive nervous system is creating a kind of interaction between all the autonomic and nonautonomic areas. But also those areas are important for decoding what is happening outside the body and therefore through primary and secondary descending mechanisms that actually introduce new variables within the system that it allows the system to detect and to understand. Better the complexity, and through this complexity create the appropriate changes that might be helpful for keeping the nonequilian sticky state and therefore all the concept in relation to the predicted prediction.</text:span></text:p>
      <text:p text:style-name="P6"><text:span text:style-name="T8">54:50 So how we can intercede with that? Because actually we are using one element that is touched that in a way might be disturbing the system.</text:span></text:p>
      <text:p text:style-name="P6"><text:span text:style-name="T8">Because actually it's using in particular gentle touch or what is called effective touch is disturbing or interacting with the system. And just through those anatomy function pathways that actually goes directly to the insula and so through the CT fibers. And therefore we are interacting in an ascending way with that specific areas that are including the interoceptive nervous system. That actually are one of the parts for emerging the elements that we are talking about now and why it's important as just to underline what Joe said, which I found very clever and I support that. So it's a way of creating a sort of entry point that also in the complex system, might intercede with something that is multifactorial within the body that not only includes, for example, pain, the perception of pain and the experience of pain and all the elements that are inside the body.</text:span></text:p>
      <text:p text:style-name="P6"><text:span text:style-name="T8">56:16 But also it creates the bound with something that is external and bounding with external. It means that actually you are establishing the therapeutic alliance in terms of the diametric, but also indirectly the triadic condition and actually you treat for example a baby or an early person. So when actually there is someone that might be a parent and maybe the the son, the daughter or legal guardian actually are bringing the doctor Hinton the clinical encounter and therefore hae park of the general treatment session. So I think it's a way by looking at the neuroscience behind the theoretical framework and the practical examples that are can be clinically found, it can be clinically explored. I think there is a nice way also to interface with a different lens to understand complex situation.</text:span></text:p>
      <text:p text:style-name="P6"><text:span text:style-name="T8"/></text:p>
      <text:p text:style-name="P6"><text:span text:style-name="T8">57:26 Speaker F:</text:span></text:p>
      <text:p text:style-name="P6"><text:span text:style-name="T8">I would add something to.</text:span></text:p>
      <text:p text:style-name="P6"><text:span text:style-name="T8"/></text:p>
      <text:p text:style-name="P6"><text:span text:style-name="T8">57:32 Daniel:</text:span></text:p>
      <text:p text:style-name="P6"><text:span text:style-name="T8">Yes, please. Thorson okay.</text:span></text:p>
      <text:p text:style-name="P6"><text:span text:style-name="T8"/></text:p>
      <text:p text:style-name="P6"><text:span text:style-name="T8">57:34 Speaker F:</text:span></text:p>
      <text:p text:style-name="P6"><text:span text:style-name="T8">I would add something to Josh. And was that I would even go a step further. I mean, we decided to support Lucas work financially because it is part of the psychosomatic osparty and our point of view.</text:span></text:p>
      <text:p text:style-name="P6"><text:span text:style-name="T8">But it's not only that we want to interact our palpation in reaction to interception, but also to body sensations, to arouses, to emotions, to belief systems. And from my point of view, in this case, the ostpuff is less a therapist, but more a co regulator. By the interaction between both of them, the awareness of a patient to his own stimulus in different levels will increase. And secondly, from the beginning, ostropothy </text:span><text:soft-page-break/><text:span text:style-name="T8">was interested in interrelationships. And this means that we are already in our own profession in a way interdisciplinary.</text:span></text:p>
      <text:p text:style-name="P6"><text:span text:style-name="T8">58:38 So it means, for example, that also we could look that peripheral hyper glycemia will lead always to a central hypoglycemia glucopini. Even so, it means you have no more sugar in your brain. So even if you would touch and you do all your psychological stuff, but by your metabolic system, you create hypoglycemia in your brain, even then, whatever you do, it will not have a big result. So as more fragmented areas in the function of the patient's health, we can include in our treatment. And this means basically, which was in the past not so much dominant and more active patient, because in research it will show proactivity is one of the most factors to be healthy.</text:span></text:p>
      <text:p text:style-name="P6"><text:span text:style-name="T8">And basically, in and Oscar treatment, the patient is laying passively most of the time in the past. So here we have not only looking in research how Oscar treatment can help, but even change ospartic treatment in a more postmodern way, so that we can help the patient even more with our hands.</text:span></text:p>
      <text:p text:style-name="P6"><text:span text:style-name="T8">59:50 Instead, what was past treatments done in ostetic treatment before?</text:span></text:p>
      <text:p text:style-name="P6"><text:span text:style-name="T8"/></text:p>
      <text:p text:style-name="P6"><text:span text:style-name="T8">59:58 Daniel:</text:span></text:p>
      <text:p text:style-name="P6"><text:span text:style-name="T8">So actually, on that theme of kind of origins and futures of osteopathy, I'll read a comment from the live chat, and anyone else can write a chat too. Good morning, my dear osteopathic brothers and sisters. I'm an American osteopath and Muslim for work now, but wanted to share a history of the Still Hildreth Hospital in Kirksville, which was an outgrowth of Dr. Still's original concept, wishing to have osteopathic applications to mental health. There are still papers, papers by still which came out of that institution about effects osteopathy had on mental health conditions and early research on osteopathy and mental health from Mel Friedman, who is actually my father.</text:span></text:p>
      <text:p text:style-name="P6"><text:span text:style-name="T8">So any thoughts on that? And also just keeping in mind the gueststream is kind of a two way street, people in active inference who are perhaps hearing about osteopathy for the first time and vice versa. Just what are some of those principles, Lucas, that you mentioned in your presentation, informed by osteopathic principles?</text:span></text:p>
      <text:p text:style-name="P6"><text:span text:style-name="T8">1:00:59 Like, what are some of those principles and foraging and how has it changed because it was very interesting what Torston had addressed.</text:span></text:p>
      <text:p text:style-name="P6"><text:span text:style-name="T8"/></text:p>
      <text:p text:style-name="P6"><text:span text:style-name="T8">1:01:11 Robert:</text:span></text:p>
      <text:p text:style-name="P6"><text:span text:style-name="T8">Yes. So I think an important distinction that we have to make is between American osteopaths and osteopaths mostly around the world, because I for myself, I'm not medical doctor. So in the US. The do is a medical doctor in the osteopathic field so they can treat mental health conditions and psychiatric disorders and it is regulated that they can do this. So in Germany, for example, I can't treat someone with a major depression because my training was not oriented to allow me to treat that.</text:span></text:p>
      <text:p text:style-name="P6"><text:span text:style-name="T8">So it is important for us to emphasize that we are not treating mental disorders on our own, but that we try to address psychological factors in people with physical conditions that are visiting us quite frequently. So I think that is another distinction that I have to make between our colleagues from America and then to the point of the history of osteopathy.</text:span></text:p>
      <text:p text:style-name="P6"><text:span text:style-name="T8">1:02:18 We came across a few papers that have argued for an osteopathic psychiatry. I think that was involved in this paper a little bit in the earlier times and there has been some work done, but the work is, as your father has outlined, quite old. So we try to put some new perspectives to this discussion.</text:span></text:p>
      <text:p text:style-name="P6"><text:span text:style-name="T8">I think.</text:span></text:p>
      <text:p text:style-name="P6"><text:span text:style-name="T8"/></text:p>
      <text:p text:style-name="P6"><text:span text:style-name="T8">1:02:46 Lucas:</text:span></text:p>
      <text:p text:style-name="P6"><text:span text:style-name="T8">One thing if I may be useful to add is the origins of Andersen Tiller Steel and some of his early students, including John Kyrtin, little John, were primarily based around new concepts, concept of unity, self regulation that were kind of relatively new in the late 19th century. And a lot of the work was sort of one interesting and important concept, concept of annotation, enabling people to adapt to their day to day activities, to adapt and interact with the environment. Unfortunately, that was a little bit Costa lost over the years and osteopathy and other forms of menotherapy. Active physiotherapy became a long time based on a kind of very biomechanical model of care, looking primarily at structure the muscles.</text:span></text:p>
      <text:p text:style-name="P6"><text:span text:style-name="T8">1:03:53 Critical structure the reason for quite a lot of the canonical problems which in fact led to Hoover in American Hospitals, 1963 to write a very important paper that not many people actually read or actually acted on which actually called for osteopathy or osteopathic medicine to be ecological medicine, because it's not about just physiology.</text:span></text:p>
      <text:p text:style-name="P6"><text:soft-page-break/><text:span text:style-name="T8">It's not about sort of using a pure biomechanical biomedical model and try to find what is the cause of the problem, what is the pathology? I think the interesting thing over the years and actually that's something that actually personally attributes me a lot to these new ideas is actually these ideas kind of are very much, in a sense, aligned with those initial idea. Of Australia where everything kind of started from.</text:span></text:p>
      <text:p text:style-name="P6"><text:span text:style-name="T8">1:04:54 Concept of this sort of adaptationist. Central concept around the free energy principle.</text:span></text:p>
      <text:p text:style-name="P6"><text:span text:style-name="T8">For example, the interactions with the environment. Central concepts around Enactivism. So really to think about the person in that sort of unique ecological niche and how can we as practitioners kind of help that person to help with selfregulation, etc. Also take into account the knowledge we have these days about what is actually the role of the nervous system, pretty much about in the role of our stages, for examples, not so much about sort of the high order cognitive stuff. So I think there's a lot to extract from these frameworks and not necessarily try to rewrite the history of osteopathy or other forms of nanotherapy, but actually applying things in a kind of a critical and serious manner to actually sort of move forward and move away from sort of ideas that actually no longer make that much sense from, for example, practicing entirely on a biomechanical model of care.</text:span></text:p>
      <text:p text:style-name="P6"><text:span text:style-name="T8"/></text:p>
      <text:p text:style-name="P6"><text:span text:style-name="T8">1:06:08 Speaker F:</text:span></text:p>
      <text:p text:style-name="P6"><text:span text:style-name="T8">And that's very much what Jorge was saying. And basically it was not only Hoover, it was already Little John and McConnell who got in his way with Hoover, explored more, and we are on the way of them, basically. So if we nowadays look also into genetics, which was in the beginning of osteopathy, not possible, look into epigenetics, look into lifestyle factors, and with each factor the flexibility of a person to get sick or get health increases. And if we include this with our annotation, we are on the way of Little John McDonald and who was opened up for us already in the very early times of osteopathy.</text:span></text:p>
      <text:p text:style-name="P6"><text:span text:style-name="T8"/></text:p>
      <text:p text:style-name="P6"><text:span text:style-name="T8">1:06:53 Daniel:</text:span></text:p>
      <text:p text:style-name="P6"><text:span text:style-name="T8">Thank you, Torsten.</text:span></text:p>
      <text:p text:style-name="P6"><text:span text:style-name="T8">Robert and then anyone else.</text:span></text:p>
      <text:p text:style-name="P6"><text:span text:style-name="T8"/></text:p>
      <text:p text:style-name="P6"><text:span text:style-name="T8">1:06:56 Francesco:</text:span></text:p>
      <text:p text:style-name="P6"><text:span text:style-name="T8">Yeah, I just don't want to lose sight of the fact that the paper is about recognizing that even though we may not be trained to deal with psychological interactions, awful lot of our patients have psychological problems of some or another. I think something like 40% of primary care consultations coexist with mental disturbance. So whether we like it or not, we're dealing with it. And this is a way we can go.</text:span></text:p>
      <text:p text:style-name="P6"><text:span text:style-name="T8">We're not training people, not saying osteopathy becomes psychotherapist or psychologist, but we're saying if we raise awareness of these issues, it's going to help in our patient care.</text:span></text:p>
      <text:p text:style-name="P6"><text:span text:style-name="T8"/></text:p>
      <text:p text:style-name="P6"><text:span text:style-name="T8">1:07:47 Speaker F:</text:span></text:p>
      <text:p text:style-name="P6"><text:span text:style-name="T8">I agree very much with Robert was saying, and even I would go a step further, we can't avoid to interface with emotional being, with the ants being with cognitive levels of a person. We only can be a little bit more competent when we treat with our patients in these areas. And this doesn't mean that we need to be a psychotherapist in treating patients great.</text:span></text:p>
      <text:p text:style-name="P6"><text:span text:style-name="T8"/></text:p>
      <text:p text:style-name="P6"><text:span text:style-name="T8">1:08:13 Daniel:</text:span></text:p>
      <text:p text:style-name="P6"><text:span text:style-name="T8">It's the complex system's perspective that the entity is in the niche and that the mind and body are interrelated inseparable. And so any model that for some sort of credentialing reason chooses to ignore that is going to be operating in peril.</text:span></text:p>
      <text:p text:style-name="P6"><text:span text:style-name="T8">So how do we recognize the system's complexity, but also the immense amount of information? You could study just the liver and there would be a lot to learn, or just the lungs. So how do we pull back and actually have a healthy relationship in this very complex setting. So here's a sort of fun question also staying with the anomaly theme, I was wondering if throughout your training or experiences had come across any embodied exercises that you think are really good entry points to the predictive body and interception. So, like, I was thinking of having one's arms in the door forage and trying to raise them out, and then when you step out, the arms will raise.</text:span></text:p>
      <text:p text:style-name="P6"><text:span text:style-name="T8">1:09:20 And I was wondering if there was any other experiences that might be that anomaly for someone to start wondering if they were interested to look into more of these approaches that you outline in the paper rather than a signal processing perception framework or some other non or pre act imp model.</text:span></text:p>
      <text:p text:style-name="P6"><text:span text:style-name="T8"/></text:p>
      <text:p text:style-name="P6"><text:soft-page-break/><text:span text:style-name="T8">1:09:51 Robert:</text:span></text:p>
      <text:p text:style-name="P6"><text:span text:style-name="T8">I think the literature is quite Deneve with examples on how the body influences the mind in these kind of instances. For example, going back to Struck who published a study with the pen between the teeth showing that people find comics much more funnier if they had a pen between the teeth because this pen activates the zoomachar's major with the primary muscle of laughing. There are quite a few examples on how simple manipulations of the body, the framework influences cognition and emotion. But I don't have some specific exercises to give to patients if that answers to questions.</text:span></text:p>
      <text:p text:style-name="P6"><text:span text:style-name="T8"/></text:p>
      <text:p text:style-name="P6"><text:span text:style-name="T8">1:10:38 Francesco:</text:span></text:p>
      <text:p text:style-name="P6"><text:span text:style-name="T8">Why?</text:span></text:p>
      <text:p text:style-name="P6"><text:span text:style-name="T8"/></text:p>
      <text:p text:style-name="P6"><text:span text:style-name="T8">1:10:39 Jorge:</text:span></text:p>
      <text:p text:style-name="P6"><text:span text:style-name="T8">Because also, Daniel, I think it depends on the patient's condition so far. So if we take into account what we said up to now, so it means that each patient has got his or her own clinical specific condition. So going into protocols for examples, exercise might ended up with patient having different reactions. So.</text:span></text:p>
      <text:p text:style-name="P6"><text:span text:style-name="T8">Therefore, the use of these framework that consider the complexity of the patient within the uniqueness of him or warfare definitely might help us to have fantasy or to have imagination during the treatment and adopt the different possibilities.</text:span></text:p>
      <text:p text:style-name="P6"><text:span text:style-name="T8">1:11:40 That might be exercise and might be treatment procedures and might be techniques and maybe approaches into the condition of the patient that is not only the patient but the patient within the environment. Within his or her environment. And therefore create the optimal way of what we predict that might be optimal for the patient in order to achieve the outcome that needs to be obtained.</text:span></text:p>
      <text:p text:style-name="P6"><text:span text:style-name="T8"/></text:p>
      <text:p text:style-name="P6"><text:span text:style-name="T8">1:12:17 Lucas:</text:span></text:p>
      <text:p text:style-name="P6"><text:span text:style-name="T8">In fact, I'm just thinking one exercise that I tend to use and it's nothing that I developed myself, but it's used by quite a number of practitioners to teach patients about pain and about the sensation they feel is for example, to use the analogy to if you ask a patient, for example, in cases of patients with chronic pain, fear of movement, you tend to find that, for example, movement tends to be quite slow and sort of restricted. Not so much because there's a serious limitation in the movement, but because there's a fear of movement. We tend to use, for example, as the person are looking if you make a fist and you try to move your wrist, it's going to feel uncomfortable and that's in a sense how your neck is trying to move against you, resisting. If you try to move relax, sensations are completely different. So you can actually create, if you think about these exercises that are used by quite a lot of muscles with practitioners to actually start introducing some of the sensations that we want that might violate their generative model and change things a little bit.</text:span></text:p>
      <text:p text:style-name="P6"><text:span text:style-name="T8">1:13:38 So that's a good way of trying to teach the patients this is how you should feel, this is how you should move, and not so much like trying to move against resistance, which happens if you make a fist and try to move your wrist.</text:span></text:p>
      <text:p text:style-name="P6"><text:span text:style-name="T8"/></text:p>
      <text:p text:style-name="P6"><text:span text:style-name="T8">1:13:53 Speaker F:</text:span></text:p>
      <text:p text:style-name="P6"><text:span text:style-name="T8">In general, I like very much also Francesco's commentary, because in osteopathy we try really to identify individualized approaches. So there was a nice research from Amy Cutting where she changed body postures and measured the cortisol and testosterone outcomes. But in the research it was not confirmed because it was not adaptive to a certain person. Sometimes it's enough that just a slight extension and two vertebral can give a person a different kind of breathing experience in another person.</text:span></text:p>
      <text:p text:style-name="P6"><text:span text:style-name="T8">It could be that just the face could be a little bit released in some muscles, like for example, Lucas was mentioned. So I think the approaches to a patient in an aspathic treatment is way individualized and it's not a general technique for everybody, which could help so good as an individualized approaches in relation to different experiences.</text:span></text:p>
      <text:p text:style-name="P6"><text:span text:style-name="T8"/></text:p>
      <text:p text:style-name="P6"><text:span text:style-name="T8">1:15:06 Daniel:</text:span></text:p>
      <text:p text:style-name="P6"><text:span text:style-name="T8">Thanks for all the awesome and diverse answers. So I'll ask the question carefully, I guess, but standardized interactions, whether they're measured in milligrams or educational curriculum, lend themselves towards being scientifically tested more easily, like a two group experiment, people who do or don't have the diagnosis or any other number of situations. And it was really also just highlighting what Torsten added with this individuated experience in the Dyad is unique. There's never going to be another </text:span><text:soft-page-break/><text:span text:style-name="T8">one like that in the history of osteopathy with those people in that niche, interactions that way. So I just wondered what insights from all of your different areas of expertise start to help us address the specificity of the particulars of an encounter, but also know what kinds of things should be available for correlation level use or on average, are eggs good or bad?</text:span></text:p>
      <text:p text:style-name="P6"><text:span text:style-name="T8"/></text:p>
      <text:p text:style-name="P6"><text:span text:style-name="T8">1:16:24 Robert:</text:span></text:p>
      <text:p text:style-name="P6"><text:span text:style-name="T8">Yeah, I think this is a really big problem in osteopathy and research, osteopathic research in general, what kind of control groups are we doing? So if we are treating a patient is near touch without intention, a good control group or no intervention. So there are many problems to researching the person centric nature of osteopathy, but also the manual nature of osteopathy. And I think Francesco is a good person to speak about this because he recently published a paper on control interventions in osteopathy. Maybe you want to add something.</text:span></text:p>
      <text:p text:style-name="P6"><text:span text:style-name="T8"/></text:p>
      <text:p text:style-name="P6"><text:span text:style-name="T8">1:17:05 Jorge:</text:span></text:p>
      <text:p text:style-name="P6"><text:span text:style-name="T8">Thanks, Lucas. So I think this is a very interesting question, Daniel, for three reasons. So the first one is that we are still within a drug based research paradigm because actually from 90 80s some word and then with the development of evidencebased medicine, the majority of the research actually was drug based research. And therefore we can control Milligrams, as you said. We can control the type of administration and all the elements that actually created the randomized control trial.</text:span></text:p>
      <text:p text:style-name="P6"><text:span text:style-name="T8">Very controlled, very specific and so on. However, during the last ten years all these paradigm actually start to have some creepy things in which sense because actually it's very far away from the clinical practice and the clinical practice is based on viability and outliers and the viability and outliers are important to understand what are the clinical effects of a specific treatment.</text:span></text:p>
      <text:p text:style-name="P6"><text:span text:style-name="T8">1:18:29 So indeed, during the last 15 years, this concept of having super rigid randomized control trial in particular in the intervention group and therefore in the control group actually started to change, to be molded in a way of creating something that's much more, much closer to the reality. Therefore they ended up with Pragmatic clinical trial and Pragmatic clinical trial. Those trials actually are closer to the reality in which there is not just one administration in terms of for example, drug treatment, but actually they are taking into account all the different elements that might influence the effect of the treatment itself.</text:span></text:p>
      <text:p text:style-name="P6"><text:span text:style-name="T8">Indeed, when actually we administer, for example, a drug, but then we looking for long term effects or long term outcomes in the intervention group, and intervention group then goes back home.</text:span></text:p>
      <text:p text:style-name="P6"><text:span text:style-name="T8">1:19:38 And one part of this intervention group is very, very happy because they just got a new child, they just won the lottery and all the positive elements. Obviously the longterm affect of the drug treatment is definitely better than someone instead who, for example, had lost. So what is the concept underneath? That concept of the research is changing and also the methodological elements underneath research are changing.</text:span></text:p>
      <text:p text:style-name="P6"><text:span text:style-name="T8">Now there are Pragmatic trials but there are also what they call a benchmarking control trial. So there actually are trials that are important for detecting what is happening during the clinical routine life within the hospital and then adding another interoception to the normal routine care.</text:span></text:p>
      <text:p text:style-name="P6"><text:span text:style-name="T8">1:20:39 Then you see what is the difference between the two pathways. So what it's saying by that? It's saying that it is true that it's important to control all the variables within a given intervention, but at the same time if we look at the cause effect and therefore a ficcacy, yes, it's important if we want to look at what is in studies called effectiveness.</text:span></text:p>
      <text:p text:style-name="P6"><text:span text:style-name="T8">So the clinical effect of a specific treatment, then what you do, what you specifically do, a specific treatment, or 10 grams more or 15 grams less actually doesn't make that difference because of what we are talking here and also because probably those 15 rounds are less, probably will have more powerful effects. If I'm talking to the patient with the right tone and therefore creating, inducing and increased effect based on the interaction, the shared narratives that we are talking.</text:span></text:p>
      <text:p text:style-name="P6"><text:span text:style-name="T8">1:21:55 So in a way it's true, but at the same time the recent evidence are shifting the methodological research concept towards complex intervention.</text:span></text:p>
      <text:p text:style-name="P6"><text:span text:style-name="T8"/></text:p>
      <text:p text:style-name="P6"><text:span text:style-name="T8">1:22:12 Daniel:</text:span></text:p>
      <text:p text:style-name="P6"><text:span text:style-name="T8">Thanks for the awesome response. And indeed it is mirroring trends in other scientific areas to study targeted perturbations and measuring dynamical systems after perturbation or testing different dynamics models rather than just summary statistic and Ttest and then rubber stamp. That is absolutely, really interesting.</text:span></text:p>
      <text:p text:style-name="P6"><text:soft-page-break/><text:span text:style-name="T8">Does anyone else have any comments or questions or anything that please Robert?</text:span></text:p>
      <text:p text:style-name="P6"><text:span text:style-name="T8"/></text:p>
      <text:p text:style-name="P6"><text:span text:style-name="T8">1:22:45 Francesco:</text:span></text:p>
      <text:p text:style-name="P6"><text:span text:style-name="T8">I mean, there's quite a tradition in the nursing world to look at action research, which is real life interventions, what happens at the ground level and I think that's really where we are. That's what we're saying, what actually happens in the treatment room, not what we think what happens, but actually what happens. And this is a contextual framework that enables that.</text:span></text:p>
      <text:p text:style-name="P6"><text:span text:style-name="T8"/></text:p>
      <text:p text:style-name="P6"><text:span text:style-name="T8">1:23:09 Daniel:</text:span></text:p>
      <text:p text:style-name="P6"><text:span text:style-name="T8">So almost within active it'd be like the difference between what we think is going to happen.</text:span></text:p>
      <text:p text:style-name="P6"><text:span text:style-name="T8">Like, well, if the two comparisons of the two different amounts had this effect on the biomarker, well, then the one that had the better biomarker affect should be used in the clinic. Right? And so that's like staying within the generative models, but then always being open to having new information and being able to have discernment to know whether it's consistent or inconsistent with our expectation. But our expectations for complex systems, even people we know very well, like they can still surprise you, but always keeping that openness to even the Tactile, which is something that a lot of other medical modalities don't do. So maybe the Tactile 5% of the time it diverts a cohort of patients towards another diagnosis like the tissue is warm, but that at the whole population level wouldn't even be statistically significant, but it might be very important for a small subset.</text:span></text:p>
      <text:p text:style-name="P6"><text:span text:style-name="T8">1:24:13 So it's very interesting about kind of pointing without dwelling on some of the limitations of the current medical system which I think most people can agree is not realizing our preferences. And then here is actually a scienceinformed way when we can start to look at complex interventions in human systems.</text:span></text:p>
      <text:p text:style-name="P6"><text:span text:style-name="T8"/></text:p>
      <text:p text:style-name="P6"><text:span text:style-name="T8">1:24:41 Jorge:</text:span></text:p>
      <text:p text:style-name="P6"><text:span text:style-name="T8">Absolutely. And therefore there are still starting to have also some theories behind that that can be a complexity of living system that actually can be also applied into this field. This changing view of the research field that up to now, as we said, was mainly based on was biased towards the pharmaceutic standpoint.</text:span></text:p>
      <text:p text:style-name="P6"><text:span text:style-name="T8"/></text:p>
      <text:p text:style-name="P6"><text:span text:style-name="T8">1:25:18 Daniel:</text:span></text:p>
      <text:p text:style-name="P6"><text:span text:style-name="T8">Any other thoughts or concepts on that?</text:span></text:p>
      <text:p text:style-name="P6"><text:span text:style-name="T8"/></text:p>
      <text:p text:style-name="P6"><text:span text:style-name="T8">1:25:24 Speaker F:</text:span></text:p>
      <text:p text:style-name="P6"><text:span text:style-name="T8">Yeah, this is a very big point. Francesco Rigoli saying and all his extremely engagement in helping us to get more science is incredibly important, basically to have a little bit balanced. We will never have the full balance because with our treatment we can't make so much money. Like a farmer concept can do.</text:span></text:p>
      <text:p text:style-name="P6"><text:span text:style-name="T8"/></text:p>
      <text:p text:style-name="P6"><text:span text:style-name="T8">1:25:52 Jorge:</text:span></text:p>
      <text:p text:style-name="P6"><text:span text:style-name="T8">At least we have opportunities for opening doors in a way that is closer to reality and creating a way that up to now is the mainstream because actually also the drug based treatment actually are facing big challenges up to now. And the more you go, either you go in ultraprecise medicine because actually we are all going all the way down and deep into precise medicine or you need to go on the opposite side in the middle. Everything is already discovered. So therefore there are chances to integrate the two because there are chances because actually we are living in a way that actually we need precise medicine but at the same time we need also complex intervention.</text:span></text:p>
      <text:p text:style-name="P6"><text:span text:style-name="T8">1:26:58 We need complex way of looking at the person in a different way not in a super segmented way but in a way that actually brings everything together.</text:span></text:p>
      <text:p text:style-name="P6"><text:span text:style-name="T8"/></text:p>
      <text:p text:style-name="P6"><text:span text:style-name="T8">1:27:17 Daniel:</text:span></text:p>
      <text:p text:style-name="P6"><text:span text:style-name="T8">I think another piece of the puzzle was brought up when someone mentioned the early paper about osteopathic approaches as ecological medicine. Because in my own research with insect ecology, that was always the question. Well, you could have to insects in the lab, and then you know what age they were and what they ate. But then the temperature and the humidity aren't what they have evolved to experience, and you don't know whether they're healthy. But then out in the wild, they're doing interesting stuff in the way that it's meant to happen.</text:span></text:p>
      <text:p text:style-name="P6"><text:soft-page-break/><text:span text:style-name="T8">But you don't know how old the animal is or you don't know what its physiological cognition is, or you don't get the measurements. And so there's a dialogue there between the more controlled laboratory side which is like kind of precision medicine. Some people may want to live in a laboratory if that means that they could make more measurements about their body and then there's sort of the field ecology natural history angle. So that's very interesting how there is like a medical along with a mental health and ecological synthesis happening in a sense through osteopathy that now a lot of different perspectives are helping to combine typified in Lucas's very dense and informative slides.</text:span></text:p>
      <text:p text:style-name="P6"><text:span text:style-name="T8"/></text:p>
      <text:p text:style-name="P6"><text:span text:style-name="T8">1:28:41 Francesco:</text:span></text:p>
      <text:p text:style-name="P6"><text:span text:style-name="T8">Ecological is one of the ease we mentioned.</text:span></text:p>
      <text:p text:style-name="P6"><text:span text:style-name="T8"/></text:p>
      <text:p text:style-name="P6"><text:span text:style-name="T8">1:28:46 Daniel:</text:span></text:p>
      <text:p text:style-name="P6"><text:span text:style-name="T8">Yes, there are many ease and maybe the term inactive might not come in Esteves.</text:span></text:p>
      <text:p text:style-name="P6"><text:span text:style-name="T8"/></text:p>
      <text:p text:style-name="P6"><text:span text:style-name="T8">1:28:53 Jorge:</text:span></text:p>
      <text:p text:style-name="P6"><text:span text:style-name="T8">It's another E.</text:span></text:p>
      <text:p text:style-name="P6"><text:span text:style-name="T8"/></text:p>
      <text:p text:style-name="P6"><text:span text:style-name="T8">1:28:57 Daniel:</text:span></text:p>
      <text:p text:style-name="P6"><text:span text:style-name="T8">Seven E. But it also shows how different ways of describing cross field can prevent their synthesis. Like again, osteopathy might not have used the term enactivism but looking back on it, isn't it to say it's cognition, it's like an understatement. So then there's a lot of agent possibility and then how does that get applied and how does it change the way that the art and the science are carried out are enacted themselves?</text:span></text:p>
      <text:p text:style-name="P6"><text:span text:style-name="T8">If anyone else would like to ask a question or like what would you say to those who are learning active inference and just hearing about what you've described for the first time or those maybe from the medical or osteopathic community who are learning about active inference for the first time. In sort of closing.</text:span></text:p>
      <text:p text:style-name="P6"><text:span text:style-name="T8"/></text:p>
      <text:p text:style-name="P6"><text:span text:style-name="T8">1:29:59 Lucas:</text:span></text:p>
      <text:p text:style-name="P6"><text:span text:style-name="T8">I would say that active inference provides a way in which we can actually simplify things rather than making them more complex. I think there's a lot of people would feel scared there's another model, and there's another kind of complex thing to look into it. In fact, if you look at the basic foundations of active inference, things make perfect sense. And in fact, you can simplify your interaction with your patients and become a much more effective way when you get to that point where that things are working well since your internal states are my active states Ines and vice versa when I can predict things. So I think can help us with that can also help us to understand complexity that patients bring to the table.</text:span></text:p>
      <text:p text:style-name="P6"><text:span text:style-name="T8">1:31:08 And the paper is about mental health and also a lot of people with argue Costa is primarily based on focused on muscle sculptor care. But as we've been talking about most musculoskeletal care, Costa muscular skeletal conditions have an element of mental health. In a sense, the patient that can't get out, can't do their normal day to day activities when the world stopped making sense is likely to become depressed. So if you by working on their muscles little problem make them feel better indirectly or even directly, you are treating their mental health condition. So I think can help us to see the bigger picture rather than simply the dysfunction in the body or the brain.</text:span></text:p>
      <text:p text:style-name="P6"><text:span text:style-name="T8"/></text:p>
      <text:p text:style-name="P6"><text:span text:style-name="T8">1:32:01 Francesco:</text:span></text:p>
      <text:p text:style-name="P6"><text:span text:style-name="T8">In fact, I definitely echo that with George. And I think what I've learned, and I've been working in this field force 30 years is this is giving us a handle on some of the uncertainty that goes on as a practitioner. A lot of my students get really scared about how to deal with unpredictable things that occur in practice. And it can be pretty challenging because there's a lot of complexity. And I think the big takeo message I'd say is you don't have to be the expert on your patient.</text:span></text:p>
      <text:p text:style-name="P6"><text:span text:style-name="T8">This gives us a handle. I mean, you have a hard enough time being an expert on yourself, but to be an expert on another human being is pretty damn difficult. This gives us a model framework. It's some way it's reinventing things that other people have said in the past, but it's starting to bring it all together.</text:span></text:p>
      <text:p text:style-name="P6"><text:span text:style-name="T8">1:33:02 Hinton a package that says right there's and ecological niche, or you could say shared narrative.</text:span></text:p>
      <text:p text:style-name="P6"><text:span text:style-name="T8">There's a way of talking to a patient that you don't have to tell them what to do, that we can kind of work out, we can facilitate healing. And that actually is what initially got me into osteopathy.</text:span></text:p>
      <text:p text:style-name="P6"><text:span text:style-name="T8"/></text:p>
      <text:p text:style-name="P6"><text:soft-page-break/><text:span text:style-name="T8">1:33:30 Robert:</text:span></text:p>
      <text:p text:style-name="P6"><text:span text:style-name="T8">I think this is a very interesting point, Robert, and it resonates with a thing that is an osteopathic principle that we try to activate the self healing powers of patients. And this implies for me that we are not a therapist who brings up healing in the patient, but the patient in itself is generating the healing. And therefore we are not the specialists who have to understand the complexity of the patient, but to be there as a counterpart and evolve with the patient to generate a more healthy life.</text:span></text:p>
      <text:p text:style-name="P6"><text:span text:style-name="T8"/></text:p>
      <text:p text:style-name="P6"><text:span text:style-name="T8">1:34:10 Daniel:</text:span></text:p>
      <text:p text:style-name="P6"><text:span text:style-name="T8">I can't help but remark on Robert, what you said there about not having to be an expert. It reminded me of how, like, the arm doesn't have to be a theoretical coffee cup subject matter expert. It has to implement a strategy of which a broad range are going to be possible, and none of them can be pre stated, but it has to implement a strategy to get the coffee cup. And so it's just a very interesting way to tie together. The transdisciplinarity was also one of the threads of enactivism and ecological psychology and active inference, which is that we're doing and thinking and doing are together rather than waiting to be subject matters, experts on everything before we are able to act in a complex niche that includes us as a part.</text:span></text:p>
      <text:p text:style-name="P6"><text:span text:style-name="T8">But we're not going to get the whole picture on.</text:span></text:p>
      <text:p text:style-name="P6"><text:span text:style-name="T8">1:35:12 Well, this was a very fun discussion. It sounds like you all are on a very cool line of research and we really appreciate it in the lab. I hope that you'll come back and discuss more as more research hers.</text:span></text:p>
      <text:p text:style-name="P6"><text:span text:style-name="T8"/></text:p>
      <text:p text:style-name="P6"><text:span text:style-name="T8">1:35:30 Lucas:</text:span></text:p>
      <text:p text:style-name="P6"><text:span text:style-name="T8">Thank you.</text:span></text:p>
      <text:p text:style-name="P6"><text:span text:style-name="T8"/></text:p>
      <text:p text:style-name="P6"><text:span text:style-name="T8">1:35:30 Jorge:</text:span></text:p>
      <text:p text:style-name="P6"><text:span text:style-name="T8">Thank you, Daniel.</text:span></text:p>
      <text:p text:style-name="P6"><text:span text:style-name="T8">Thank you very much.</text:span></text:p>
      <text:p text:style-name="P6"><text:span text:style-name="T8"/></text:p>
      <text:p text:style-name="P6"><text:span text:style-name="T8">1:35:33 Francesco:</text:span></text:p>
      <text:p text:style-name="P6"><text:span text:style-name="T8">Thanks a lot.</text:span></text:p>
      <text:p text:style-name="P6"><text:span text:style-name="T8"/></text:p>
      <text:p text:style-name="P6"><text:span text:style-name="T8">1:35:34 Daniel:</text:span></text:p>
      <text:p text:style-name="P6"><text:span text:style-name="T8">Okay, have a good day. Thanks everyone.</text:span></text:p>
      <text:p text:style-name="P6"><text:span text:style-name="T8"/></text:p>
      <text:p text:style-name="P6"><text:span text:style-name="T8">1:35:37 Lucas:</text:span></text:p>
      <text:p text:style-name="P6"><text:span text:style-name="T8">You too.</text:span></text:p>
      <text:p text:style-name="P6"><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13:33:15.126000000</dc:date>
    <meta:editing-duration>PT5H23M24S</meta:editing-duration>
    <meta:editing-cycles>12</meta:editing-cycles>
    <meta:generator>LibreOffice/7.4.1.2$Windows_X86_64 LibreOffice_project/3c58a8f3a960df8bc8fd77b461821e42c061c5f0</meta:generator>
    <meta:document-statistic meta:table-count="1" meta:image-count="0" meta:object-count="0" meta:page-count="18" meta:paragraph-count="308" meta:word-count="12387" meta:character-count="74072" meta:non-whitespace-character-count="61991"/>
  </office:meta>
</office:document-meta>
</file>